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A00000031E058CC25.jpg"/>
  <manifest:file-entry manifest:media-type="image/jpeg" manifest:full-path="Pictures/100000000000023F000000289CCF010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Helvetica" svg:font-family="Helvetica" style:font-family-generic="swiss"/>
    <style:font-face style:name="DejaVu Sans Mono" svg:font-family="'DejaVu Sans Mono'" style:font-family-generic="modern" style:font-pitch="fixed"/>
    <style:font-face style:name="Lucida Sans Typewriter" svg:font-family="'Lucida Sans Typewriter'" style:font-adornments="Normal"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master-page-name="">
      <style:paragraph-properties fo:text-align="center" style:justify-single-word="false" fo:padding="0.15cm" fo:border="0.002cm solid #000000" style:shadow="#808080 0.101cm 0.101cm"/>
      <style:text-properties fo:font-size="14pt" fo:font-style="italic" style:font-size-asian="14pt" style:font-style-asian="italic" style:font-size-complex="14pt" style:font-style-complex="italic"/>
    </style:style>
    <style:style style:name="P2" style:family="paragraph" style:parent-style-name="Heading">
      <style:paragraph-properties fo:text-align="center" style:justify-single-word="false" fo:padding="0.15cm" fo:border="0.002cm solid #000000" style:shadow="#808080 0.101cm 0.101cm"/>
      <style:text-properties fo:font-size="22pt" style:font-size-asian="22pt" style:font-size-complex="22pt"/>
    </style:style>
    <style:style style:name="P3" style:family="paragraph" style:parent-style-name="Text_20_body" style:master-page-name="">
      <style:paragraph-properties fo:margin-top="0.199cm" fo:margin-bottom="0.101cm" fo:text-align="center" style:justify-single-word="false" fo:padding="0.15cm" fo:border="0.002cm solid #000000" style:shadow="#808080 0.101cm 0.101cm"/>
      <style:text-properties fo:font-size="12pt" fo:font-style="italic" style:font-size-asian="12pt" style:font-style-asian="italic" style:font-size-complex="12pt" style:font-style-complex="italic"/>
    </style:style>
    <style:style style:name="P4" style:family="paragraph" style:parent-style-name="Text_20_body">
      <style:paragraph-properties fo:margin-top="0cm" fo:margin-bottom="0.101cm" fo:text-align="center" style:justify-single-word="false" fo:padding="0.15cm" fo:border="0.002cm solid #000000" style:shadow="#808080 0.101cm 0.101cm"/>
      <style:text-properties style:font-name="Arial" fo:font-size="8pt" fo:font-style="normal" style:font-size-asian="8pt" style:font-style-asian="normal" style:font-size-complex="8pt" style:font-style-complex="normal"/>
    </style:style>
    <style:style style:name="P5" style:family="paragraph" style:parent-style-name="Text_20_body">
      <style:text-properties style:font-name="Helvetica" fo:font-style="italic" style:font-style-asian="italic" style:font-style-complex="italic"/>
    </style:style>
    <style:style style:name="P6" style:family="paragraph" style:parent-style-name="Text_20_body">
      <style:text-properties fo:font-style="normal" style:font-style-asian="normal" style:font-style-complex="normal"/>
    </style:style>
    <style:style style:name="P7" style:family="paragraph" style:parent-style-name="Text_20_body" style:master-page-name="">
      <style:paragraph-properties fo:background-color="transparent" fo:keep-with-next="always">
        <style:background-image/>
      </style:paragraph-properties>
    </style:style>
    <style:style style:name="P8" style:family="paragraph" style:parent-style-name="Text_20_body" style:list-style-name="L1"/>
    <style:style style:name="P9" style:family="paragraph" style:parent-style-name="Text_20_body" style:master-page-name="">
      <style:paragraph-properties fo:keep-with-next="always"/>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3">
      <style:paragraph-properties fo:margin-left="0cm" fo:margin-right="0cm" fo:text-indent="0cm" style:auto-text-indent="false"/>
    </style:style>
    <style:style style:name="P13" style:family="paragraph" style:parent-style-name="Code" style:master-page-name="">
      <style:paragraph-properties fo:keep-with-next="always"/>
    </style:style>
    <style:style style:name="P14" style:family="paragraph" style:parent-style-name="Code">
      <style:paragraph-properties fo:keep-with-next="always"/>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text-align="center" style:justify-single-word="false"/>
    </style:style>
    <style:style style:name="P17" style:family="paragraph" style:parent-style-name="Footnote">
      <style:text-properties fo:font-style="italic" style:font-style-asian="italic" style:font-style-complex="italic"/>
    </style:style>
    <style:style style:name="P18" style:family="paragraph" style:parent-style-name="Code" style:master-page-name="">
      <style:paragraph-properties fo:keep-together="always" fo:keep-with-next="always"/>
    </style:style>
    <style:style style:name="P19" style:family="paragraph" style:parent-style-name="Code">
      <style:paragraph-properties fo:keep-together="always" fo:keep-with-next="always"/>
    </style:style>
    <style:style style:name="P20" style:family="paragraph" style:parent-style-name="Text_20_body" style:list-style-name="L4"/>
    <style:style style:name="P21" style:family="paragraph" style:parent-style-name="Text_20_body">
      <style:paragraph-properties fo:text-align="center" style:justify-single-word="false"/>
      <style:text-properties style:font-name="Arial"/>
    </style:style>
    <style:style style:name="P22" style:family="paragraph" style:parent-style-name="Text_20_body">
      <style:paragraph-properties fo:break-before="page"/>
    </style:style>
    <style:style style:name="P23" style:family="paragraph" style:parent-style-name="Text_20_body">
      <style:paragraph-properties fo:text-align="center" style:justify-single-word="false" style:border-line-width-bottom="0.002cm 0.035cm 0.002cm" fo:padding="0cm" fo:border-left="none" fo:border-right="none" fo:border-top="none" fo:border-bottom="0.039cm double #eb613d"/>
      <style:text-properties fo:color="#eb613d" fo:font-weight="bold" style:font-weight-asian="bold" style:font-weight-complex="bold"/>
    </style:style>
    <style:style style:name="P24" style:family="paragraph" style:parent-style-name="Text_20_body">
      <style:paragraph-properties fo:text-align="end" style:justify-single-word="false"/>
    </style:style>
    <style:style style:name="P25" style:family="paragraph" style:parent-style-name="Standard">
      <style:text-properties style:use-window-font-color="true"/>
    </style:style>
    <style:style style:name="T1" style:family="text">
      <style:text-properties fo:color="#000080"/>
    </style:style>
    <style:style style:name="T2" style:family="text">
      <style:text-properties fo:color="#eb613d" fo:font-style="normal" style:font-style-asian="normal" style:font-style-complex="normal"/>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style:text-position="super 58%"/>
    </style:style>
    <style:style style:name="T6" style:family="text" style:parent-style-name="Code">
      <style:text-properties fo:font-style="normal" style:font-style-asian="normal" style:font-style-complex="normal"/>
    </style:style>
    <style:style style:name="T7" style:family="text">
      <style:text-properties style:use-window-font-color="true"/>
    </style:style>
    <style:style style:name="T8" style:family="text">
      <style:text-properties style:use-window-font-color="true" fo:font-style="italic" style:font-style-asian="italic" style:font-style-complex="italic"/>
    </style:style>
    <style:style style:name="fr1" style:family="graphic" style:parent-style-name="Graphics">
      <style:graphic-properties fo:margin-top="0cm" fo:margin-bottom="0.15cm" style:horizontal-pos="center" style:horizontal-rel="paragraph" fo:padding="0.049cm" fo:border="0.002cm solid #000000" style:shadow="#808080 0.049cm 0.049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15cm" style:vertical-pos="from-top" style:vertical-rel="paragraph" style:horizontal-pos="from-left" style:horizontal-rel="paragraph" fo:background-color="transparent" style:background-transparency="100%" fo:padding="0.049cm" fo:border="0.002cm solid #000000" style:shadow="#808080 0.049cm 0.049cm"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duction et exploitation de documents bureautiques</text:p>
      <text:p text:style-name="P2">Une interface Perl/OpenDocument</text:p>
      <text:p text:style-name="P3">Jean-Marie Gouarné</text:p>
      <text:p text:style-name="P4"><text:a xlink:type="simple" xlink:href="mailto:jmgdoc@cpan.org?subject=Contact%20Perl/OpenDocument" office:name="Contact"><text:span text:style-name="T1">jmgdoc@cpan.org</text:span></text:a></text:p>
      <text:p text:style-name="P5"><text:span text:style-name="T2">EN BREF</text:span> Les atouts classiques de Perl en matière de traitement de "texte plat" sont bien connus. Mais à présent, le succès du format <text:span text:style-name="T3">OpenDocument</text:span> et le développement d'interfaces de programmation appropriées permettent à Perl de s'attaquer plus facilement au "texte riche", c'est-à-dire aux documents bureautiques. Cet article, après une mise au point sur ce qu'est <text:span text:style-name="T3">OpenDocument</text:span> et sur le parti que peut en tirer un programmeur, présente un échantillon des possibilités offertes dans ce domaine par le module <text:span text:style-name="T3">Open OpenDocument Connector</text:span> (OpenOffice::OODoc).</text:p>
      <text:h text:style-name="Heading_20_1" text:outline-level="1">Introduction</text:h>
      <text:p text:style-name="Text_20_body">Le format OpenDocument (qui est notamment celui d'<text:span text:style-name="T4">OpenOffice.org</text:span>, de <text:span text:style-name="T4">KOffice</text:span> et de quelques autres) n'est pas seulement un format de convergence entre suites bureautiques. C'est aussi un bon allié pour les développeurs d'applications dont la vocation est de produire ou d'exploiter des documents. Ce "standard ouvert" pour employer le vocabulaire d'un débat technico-politique très médiatisé de nos jours, a déjà donné lieu à des interfaces de programmation opérationnelles, comme celle que présente cet article.</text:p>
      <text:p text:style-name="Text_20_body">Mais d'abord, sachant qu'il vaut mieux enfoncer dix portes ouvertes que d'oublier une porte fermée, il convient de re-préciser ce qu'est OpenDocument et ce qu'il apporte de particulier au développement d'applications d'entreprise.</text:p>
      <text:h text:style-name="Heading_20_2" text:outline-level="2">Les 6 ans d'histoire d'un format ouvert</text:h>
      <text:p text:style-name="Text_20_body">À l'époque du lancement d'OpenOffice.org, il y a six ans déjà, la plupart des observateurs du marché se sont contentés de remarquer l'aspect le plus immédiatement visible de cet événement, à savoir l'ouverture du code de StarOffice et, de ce fait, la consécration du plus grand projet de logiciel bureautique libre jamais entrepris.</text:p>
      <text:p text:style-name="Text_20_body">Mais un événement peut en cacher un autre. En l'occurrence, OpenOffice.org n'était pas seulement une nouvelle suite bureautique, c'était aussi la mise en oeuvre d'un nouveau concept, celui de format documentaire ouvert. En effet, avant même que le logiciel soit disponible dans sa version 1.0, la spécification de son format d'enregistrement natif était rédigée et surtout publiée. Cette innovation a été manifestement sous-estimée sur le moment. On a d'abord vu dans OpenOffice.org un logiciel bureautique gratuit susceptible, peut-être, de rétablir un jour un semblant d'animation sur un marché monopolistique essentiellement marqué par la passivité résignée des utilisateurs, sans plus. L'autre volet de l'affaire n'a pas été clairement évalué au-delà d'un cercle restreint d'observateurs. Or il s'agissait ni plus ni moins que de l'arrivée de ce qui allait devenir ce qu'on appelle maintenant, en Français, un "standard ouvert"<text:note text:id="ftn1" text:note-class="footnote"><text:note-citation>1</text:note-citation><text:note-body>
      <text:p text:style-name="Footnote">"On entend par standard ouvert tout protocole de communication, d'interconnexion ou d'échange et tout format de données interopérable et dont les spécifications techniques sont publiques et sans restriction d'accès ni de mise en oeuvre" (<text:span text:style-name="T4">Loi n° 2004-575 du 21 juin 2004, dite "Loi pour la confiance dans l'économie numérique"</text:span>).</text:p></text:note-body></text:note>. Une innovation exceptionnelle dans le monde de la bureautique.</text:p>
      <text:p text:style-name="Text_20_body">Un débat sur la notion de "standard ouvert" ou sur les conditions juridiques d'utilisation de la spécification du format OpenOffice.org 1.0 tel qu'elles étaient lors de sa publication nous écarterait de notre sujet. Mais on peut sans trop de risque d'erreur affirmer que, dès son origine et bien avant d'avoir acquis le statut légal de standard, ce format était indiscutablement "ouvert", en ce sens que sa spécification était (et reste) accessible à tous, et que le développement d'applications de toutes natures par des tierces parties était libre de droits. Il ne s'agissait pas encore pour autant d'un standard, car ce format restait l'émanation du projet de suite bureautique dont il portait le nom. Mais, sur ce terrain, les responsables du projet n'ont pas perdu de temps.</text:p>
      <text:p text:style-name="Text_20_body">Dès la fin 2002, des discussions s'engageaient entre Sun et le consortium OASIS<text:note text:id="ftn2" text:note-class="footnote"><text:note-citation>2</text:note-citation><text:note-body>
      <text:p text:style-name="Footnote">Organization for the Advancement of Structured Information Standards (http://www.oasis-open.org)</text:p></text:note-body></text:note>. Ce dernier, conscient des ambiguïtés que laissaient planer l'homonymie entre le logiciel d'application et le format de fichiers, décida avec sagesse de choisir un nouveau nom pour le second, et apporta quelques retouches à la spécification, sans pour autant remettre en question les principes essentiels. Et le 1<text:span text:style-name="T5">er</text:span> mai 2005, à l'issue d'un processus ayant impliqué des acteurs de différents bords (mais, hélas, pas Microsoft), le consortium mettait à la disposition du public le digne successeur du format OpenOffice.org 1.0, sous la désignation officielle "<text:span text:style-name="T4">OASIS Open Document Format for Office Applications, version 1.0</text:span>". Une désignation communément abrégée en <text:span text:style-name="T4">OpenDocument</text:span> ou <text:span text:style-name="T4">ODF</text:span>. Une étape essentielle était franchie : la spécification du format appartenait désormais à un organisme de standardisation multipartite, et sortait du giron de Sun. La suite bureautique OpenOffice.org, dont la version 2.0 est sortie officiellement en octobre 2005, fut bien sûr la première à supporter nativement le format OpenDocument. Mais un nouveau principe était consacré et soutenu par l'OASIS : la définition des formats d'enregistrement des documents bureautiques doit être indépendante de tout éditeur de logiciel bureautique. </text:p>
      <text:p text:style-name="Text_20_body">Mais ce n'était encore qu'une étape. Une étape décisive, certes, mais il fallait encore faire mieux. Car du point de vue des pouvoirs publics, l'OASIS n'a pas le statut d'instance de normalisation, et les seuls vrais standards internationaux sont ceux de l'ISO<text:note text:id="ftn3" text:note-class="footnote"><text:note-citation>3</text:note-citation><text:note-body>
      <text:p text:style-name="Footnote">International Organization for Standardisation (http://www.iso.org)</text:p></text:note-body></text:note>. Mais là, les choses sont allées beaucoup plus vite que d'habitude. Au terme d'une procédure de certification commencée en septembre 2005, le format OpenDocument est validé le 1<text:span text:style-name="T5">er</text:span> mai 2006 en tant que standard international de plein droit sous la référence ISO 26300. Une consécration essentielle puisqu'elle place l'ODF au même rang que le PDF et le HTML. Ce qui veut dire que le format OpenDocument, qui n'est évidemment pas plus figé qu'un autre, évoluera désormais dans le cadre d'un processus public, formel et débarrassé des contraintes liées à l'agenda d'un fournisseur unique. Les développeurs que nous sommes peuvent donc investir sur lui sans s'interroger à tout instant sur la pérennité de leurs applications.</text:p>
      <text:p text:style-name="Text_20_body">A l'heure où cet article est rédigé, la version 1.1 d'OpenDocument est déjà arrêtée et devrait prochainement être adoptée comme standard OASIS. Les travaux de la version 1.2 sont quant à eux déjà bien engagés. Le standard, encore jeune, comporte quelques zones grises et mérite d'être complété. Mais la pérennité étant un de ses objectifs majeurs, et l'OASIS n'ayant aucun intérêt à créer des ruptures de compatibilité, les nouvelles versions sont appelées à apporter des extensions et non pas des remises en question. Surtout, aucune nouvelle version ne peut arriver par surprise : les travaux intermédiaires du comité technique chargé, au sein de l'OASIS, de l'élaboration du standard, sont largement diffusés<text:note text:id="ftn4" text:note-class="footnote"><text:note-citation>4</text:note-citation><text:note-body>
      <text:p text:style-name="Footnote">cf. http://www.oasis-open.org/committees/tc_home.php?wg_abbrev=office </text:p></text:note-body></text:note>.</text:p>
      <text:h text:style-name="Heading_20_2" text:outline-level="2">Caractéristiques essentielles d'OpenDocument</text:h>
      <text:p text:style-name="Text_20_body">La documentation consacrée à ce format, à commencer par la spécification<text:note text:id="ftn5" text:note-class="footnote"><text:note-citation>5</text:note-citation><text:note-body>
      <text:p text:style-name="Footnote">http://www.oasis-open.org/committees/download.php/12572/OpenDocument-v1.0-os.pdf</text:p></text:note-body></text:note> elle-même et quelques articles de fond<text:note text:id="ftn6" text:note-class="footnote"><text:note-citation>6</text:note-citation><text:note-body>
      <text:p text:style-name="Footnote">Voir notamment Wikipedia (http://fr.wikipedia.org/wiki/OpenDocument)</text:p></text:note-body></text:note>, est suffisamment connue, et il serait donc aussi inutile qu'ennuyeux de la commenter en détail ici. Pour la bonne compréhension de la suite, on se bornera à en introduire (ou à en rappeler) les quelques principes essentiels.</text:p>
      <text:h text:style-name="Heading_20_3" text:outline-level="3">Une archive compressée</text:h>
      <text:p text:style-name="Text_20_body">Un fichier ODF, d'un point de vue technique, est une archive zip parfaitement classique dont le contenu s'extrait sans formalité particulière avec <text:span text:style-name="T4">unzip</text:span> ou tout autre utilitaire comparable.</text:p>
      <text:p text:style-name="Text_20_body">Le contenu de cette archive est multiforme. Certains membres sont des fichiers XML et sont obligatoirement présents. D'autres, optionnels, peuvent être des documents XML ou des fichiers binaires, selon les caractéristiques de l'application. Dans cet article, nous ne parlerons que des trois membres XML les plus intéressants pour le développement d'applications, ainsi que des modalités de stockage des images.</text:p>
      <text:h text:style-name="Heading_20_3" text:outline-level="3">Contenu</text:h>
      <text:p text:style-name="Text_20_body">Dans une archive ODF, le contenu du document est associé à un et un seul des composants XML, nommé comme il se doit <text:span text:style-name="T4">content.xml</text:span>. Encore faut-il s'entendre sur ce qu'on appelle le contenu.</text:p>
      <text:p text:style-name="Text_20_body">Pour simplifier, disons que le contenu (au sens ODF) correspond à tout ce qui apparaît dans le corps des pages, autrement dit tout sauf les en-têtes, pieds de pages et fonds de page. Ce contenu peut se composer de toutes sortes d'objets (texte plat, tableaux, listes, images, par exemple).</text:p>
      <text:p text:style-name="Text_20_body">En pratique, cependant, les choses sont un peu plus compliquées.</text:p>
      <text:p text:style-name="Text_20_body">D'abord, certains éléments <text:s/>peuvent être physiquement stockés ailleurs que dans <text:span text:style-name="T4">content.xml</text:span> alors qu'ils apparaissent dans le contenu. Le meilleur exemple est celui des images. La spécification ODF laisse aux applications le choix entre deux modes de stockage. Une image peut être directement encodée en Base64 à sa place en tant qu'élément XML, et dans ce cas elle est incorporée dans <text:span text:style-name="T4">content.xml</text:span>. Elle peut aussi être stockée en format binaire (JPEG, PNG, BMP ou tout autre format graphique au gré de l'utilisateur) en tant que membre indépendant non XML, et dans ce cas elle est simplement représentée par un lien dans <text:span text:style-name="T4">content.xml</text:span>. Il existe aussi une troisième variante (qui n'est qu'une extension de la seconde), consistant à ne pas embarquer l'image dans le fichier ODF, et à enregistrer simplement son URL (<text:span text:style-name="T4">http</text:span>, <text:span text:style-name="T4">ftp</text:span>, <text:span text:style-name="T4">file</text:span> ou tout autre protocole supporté par l'application). OpenOffice.org pratique la seconde et la troisième variantes (donc ne stocke les images que par référence dans <text:span text:style-name="T4">content.xml</text:span>) ; l'interface Perl OpenOffice::OODoc fait de même. Nous ne parlerons donc plus, dans la suite de cet article, de la première option.</text:p>
      <text:p text:style-name="Text_20_body">Ensuite, certains éléments non visibles pour le lecteur peuvent être stockés dans <text:span text:style-name="T4">content.xml</text:span>. C'est le cas notamment de certains descripteurs de styles dits <text:span text:style-name="T4">automatiques</text:span>. Pour définir simplement ce qu'est un style automatique, je vais partir d'un exemple tiré du présent paragraphe de cet article : à la fin de la phrase précédente, j'ai mis en italiques le mot "automatiques" ; pour ce faire, je n'ai eu qu'à sélectionner le mot et à cliquer sur le bouton "<text:span text:style-name="T4">I</text:span><text:span text:style-name="T3">" dans la barre d'outils d'OpenOffice.org, sans passer par toute la séquence de création explicite d'un style. Pourtant, à travers cette procédure simple, j'ai en réalité provoqué la création d'un style, qui ne sera appliqué qu'une seule fois, n'a pas de nom visible et n'apparaîtra pas dans le gestionnaire de styles du logiciel bureautique. Un style ainsi créé, qui pourrait aussi être bien défini comme un "style sans nom" et qu'on appelle "style automatique" dans le vocabulaire ODF, est représenté par un élément XML distinct de l'objet auquel il s'applique mais stocké dans le même membre de l'archive. Bien entendu, un style automatique, comme n'importe quel style, doit en réalité avoir un nom unique, mais ce nom n'est qu'une clé technique générée par le logiciel et il peut changer d'un enregistrement à un autre.</text:span></text:p>
      <text:p text:style-name="P6">Il n'en va pas de même pour les styles "<text:span text:style-name="T4">nommés</text:span>".</text:p>
      <text:h text:style-name="Heading_20_3" text:outline-level="3">Styles</text:h>
      <text:p text:style-name="Text_20_body">Les styles "nommés" sont ceux qui peuvent être appliqués, modifiés, créés ou supprimés par un utilisateur final à travers un tableur, un traitement de textes, un support de présentation ou autre outil bureautique classique. Concrètement, ce sont ceux qui apparaissent dans le gestionnaire de styles d'un OpenOffice.org ou d'un KOffice. D'où la nécessité, pour chacun de ces styles, d'avoir un nom visible, unique et persistant.</text:p>
      <text:p text:style-name="Text_20_body">Pour le programmeur s'attaquant directement aux fichiers ODF, il n'y a pas de différence fondamentale entre styles automatiques et styles nommés, car les éléments XML qui les décrivent ont la même structure. Mais le caractère automatique ou nommé d'un style doit souvent être connu pour déterminer où est stocké le descripteur XML correspondant.</text:p>
      <text:p text:style-name="Text_20_body">Une première règle est à noter immédiatement : tout style <text:span text:style-name="T4">nommé</text:span> est décrit dans un membre de l'archive dédié à cet effet et qui s'appelle, sans surprise, <text:span text:style-name="T4">styles.xml</text:span>. Un style qui se "voit" et qui peut se configurer à travers le gestionnaire de styles figure donc, sous la forme d'un élément XML bien entendu, dans ce membre de l'archive.</text:p>
      <text:p text:style-name="Text_20_body">Peut-on conclure de ce qui précède que tous les objets visibles (textuels et autres) et tous les styles automatiques sont dans <text:span text:style-name="T4">content.xml</text:span> et que <text:span text:style-name="T4">styles.xml</text:span> ne contient que les styles nommés ? Non, ce serait trop simple...</text:p>
      <text:p text:style-name="Text_20_body">Le meilleur contre-exemple nous est donné par le contenu qui apparaît (éventuellement) dans les entêtes et les pieds de pages d'un document. Ce contenu est composé d'éléments de même nature que ceux qui apparaissent dans le corps du document. Ainsi, une ligne de texte et un logo qui se répètent dans une entête sont respectivement décrits par un élément XML de type paragraphe et par un élément XML de type image (OpenDocument est très cohérent avec lui-même sur ce plan comme sur d'autres : la grammaire XML de description d'un objet ne dépend pas du contexte dans lequel cet objet est présenté). Mais le contenu d'une entête fait partie de la définition d'un style de page, et n'appartient donc pas au corps du document. Or les styles de pages sont généralement des styles nommés<text:note text:id="ftn7" text:note-class="footnote"><text:note-citation>7</text:note-citation><text:note-body>
      <text:p text:style-name="Footnote">En pratique, un style de page automatique serait difficilement contrôlable via un logiciel bureautique.</text:p></text:note-body></text:note>, donc décrits dans <text:span text:style-name="T4">styles.xml</text:span>... dans lequel on peut donc trouver des éléments éditables.</text:p>
      <text:p text:style-name="Text_20_body">Mais ce n'est pas tout. Parmi les objets que contient une en-tête ou un pied de page, certains peuvent faire l'objet de fioritures de présentation qui font appel à des styles automatiques. Or un style automatique est stocké dans le même membre de l'archive que l'objet pour lequel il a été défini. On peut donc trouver aussi dans <text:span text:style-name="T4">styles.xml</text:span> des styles automatiques.</text:p>
      <text:p text:style-name="Text_20_body">Toujours à propos des styles de pages, j'ai évoqué la présence d'un logo dans une entête. Lorsqu'une image apparaît dans une entête, un pied de page ou un arrière-plan de page, cela veut dire qu'elle fait partie de la définition d'un style de page. Mais à part cela, elle est stockée exactement comme une image du corps du document ; je renvoie donc sur ce point à ce que j'ai dit sur les images à propos de <text:span text:style-name="T4">content.xml</text:span>.</text:p>
      <text:p text:style-name="Text_20_body">Qu'ils soient automatiques ou nommés, les styles se répartissent en catégories très diverses, chacune caractérisée par une structure XML appropriée. Selon qu'un style est applicable à une image, un paragraphe, une cellule de tableau, une liste à puces, une note de bas de page, ou même à une mise en page, on imagine facilement que sa structure de données ne sera pas la même. Pour aggraver cette complexité, il faut ajouter que, très souvent, la présentation d'un objet ne peut être contrôlée que par la combinaison d'un ensemble de styles.</text:p>
      <text:p text:style-name="Text_20_body">On peut citer en exemple le cas des tableaux. Les caractéristiques communes à l'ensemble du tableau dépendent d'un style de table. Ensuite chaque ligne est soumise à un style de ligne, et chaque colonne à un style de colonne. Les caractéristiques de présentation propres à chaque cellule dépendent, elles, d'un style de cellule. Enfin, sachant que le contenu d'une cellule de texte est un paragraphe ordinaire, ce dernier possède aussi un style de paragraphe... et ainsi de suite. Il faut simplement retenir que la description complète de l'aspect d'un tableau utilise souvent un nombre de styles supérieur au nombre de cellules du tableau, ce qui veut dire que la présentation d'un tableau représente souvent plus de code XML que son contenu<text:note text:id="ftn8" text:note-class="footnote"><text:note-citation>8</text:note-citation><text:note-body>
      <text:p text:style-name="Footnote">C'est pourquoi, bien que OpenOffice::OODoc permette de le faire, je déconseille en général de créer par programme des tableaux complexes avec toute leur présentation. Il est bien plus efficace de copier (par programme) des tableaux et des styles de tableaux existants, puis de les modifier, que de tout faire à partir de rien.</text:p></text:note-body></text:note>.</text:p>
      <text:p text:style-name="Text_20_body">Je n'en dirai pas plus ici sur les aspects théoriques de la gestion des styles en ODF, qui représentent un sujet trop foisonnant pour le format de cet article. Nous reviendrons de manière concrète, avec des exemples, sur la manipulation de certains styles en Perl.</text:p>
      <text:h text:style-name="Heading_20_3" text:outline-level="3">Métadonnées</text:h>
      <text:p text:style-name="Text_20_body">Tous les outils bureautiques (généralement via une commande comme <text:span text:style-name="T4">Fichier/Propriétés</text:span>) offrent à l'utilisateur une interface permettant de consulter et (dans une certaine mesure) de modifier ce qu'on appelle les <text:span text:style-name="T4">métadonnées</text:span>, c'est-à-dire certaines propriétés générales utiles pour l'identification, le classement, la recherche ou la gestion de version. Parmi ces propriétés figurent notamment l'auteur, le titre, le sujet, parfois une description longue, une liste de mots-clés, la date de création, et bien d'autres. En format OpenDocument, ces informations sont stockées dans un membre séparé du contenu, nommé <text:span text:style-name="T4">meta.xml</text:span>.</text:p>
      <text:p text:style-name="Text_20_body">Le composant <text:span text:style-name="T4">meta.xml</text:span> est généralement très court (quelques dizaines de lignes), et facile à manier. Une application d'archivage ou de gestion documentaire peut le traiter très rapidement, puisqu'il peut être traité séparément sans demander beaucoup d'efforts au parseur XML. De plus, l'une des règles du jeu veut que <text:span text:style-name="T4">meta.xml</text:span> ne soit, lui, jamais crypté par les applications compatibles OpenDocument, alors que <text:span text:style-name="T4">content.xml</text:span> et <text:span text:style-name="T4">styles.xml</text:span> sont illisibles si l'utilisateur a choisi de protéger le document par mot de passe<text:note text:id="ftn9" text:note-class="footnote"><text:note-citation>9</text:note-citation><text:note-body>
      <text:p text:style-name="Footnote">Bien entendu, rien n'empêche une application <text:span text:style-name="T4">extérieure</text:span> au logiciel bureautique de venir crypter tout ce qu'elle veut après l'enregistrement du document. Disons simplement, par exemple, que si on enregistre un document sous OpenOffice.org en choisissant de le protéger par mot de passe, <text:span text:style-name="T4">meta.xml</text:span> reste disponible en clair.</text:p></text:note-body></text:note>.</text:p>
      <text:p text:style-name="Text_20_body">L'interface OpenOffice::OODoc offre une série d'accesseurs permettant de consulter et de modifier très simplement n'importe quel élément des méta-données... et même de faire des choses qu'aucun logiciel bureautique raisonnable ne doit permettre à un utilisateur final (exemple : changer la date de création ou l'auteur de la version initiale, forcer des valeurs fantaisistes dans les statistiques du document, etc). Du fait de leur simplicité d'utilisation, on n'insistera pas sur les méta-données dans la suite de cet article (plutôt focalisée sur le contenu et les styles), sauf à les évoquer incidemment.</text:p>
      <text:h text:style-name="Heading_20_3" text:outline-level="3">Autres informations</text:h>
      <text:p text:style-name="Text_20_body">Une archive ODF contient presque toujours d'autres membres que <text:span text:style-name="T4">content.xml</text:span>, <text:span text:style-name="T4">styles.xml</text:span> et <text:span text:style-name="T4">meta.xml</text:span>.</text:p>
      <text:p text:style-name="Text_20_body">Il peut y avoir, bien sûr, des images en format graphique binaire. Celles-ci, le cas échéant, sont toutes consignées dans un répertoire <text:span text:style-name="T4">Pictures</text:span>. On peut d'ailleurs très facilement, par exemple, les extraire avec <text:span text:style-name="T4">unzip</text:span>, les modifier avec <text:span text:style-name="T4">The Gimp</text:span>, puis les remettre en place avec <text:span text:style-name="T4">zip</text:span> et enfin recharger le document sous OpenOffice.org pour voir le résultat (c'est une idée de démonstration très visuelle, qui peut être appliquée en réunion pour illustrer les notions de format ouvert et d'interopérabilité). Bien entendu, OpenOffice::OODoc offre des accesseurs qui permettent d'importer et d'exporter les images sans passer par le shell.</text:p>
      <text:p text:style-name="Text_20_body">L'archive contient éventuellement des scripts ou des macro-instructions (fort heureusement séparées du contenu, des styles et des méta-données). Je n'en dirai pas plus sur ce sujet, car il nous conduirait tout droit dans une zone d'ombre du standard. En effet, ODF n'interdit pas les macros, mais les langages de macros sont eux-mêmes exclus du standard. En d'autres termes, les macros ne sont pas portables, même entre deux applications compatibles ODF<text:note text:id="ftn10" text:note-class="footnote"><text:note-citation>10</text:note-citation><text:note-body>
      <text:p text:style-name="Footnote">En fait, OpenOffice::OODoc s'intéresse aux macros... lorsqu'il s'agit de les mettre dans le collimateur ! La distribution CPAN contient en effet un utilitaire (<text:span text:style-name="T4">oofindbasic</text:span>) permettant de détecter, d'exporter et/ou de détruire les macros OOoBasic en respectant tout le reste. Cet utilitaire peut servir de base au développement d'un filtre associé, par exemple, à un firewall ou à un serveur de messagerie, et capable d'interdire le passage des macros sans arrêter les documents. Voir "<text:span text:style-name="T4">man oofindbasic</text:span>".</text:p></text:note-body></text:note>.</text:p>
      <text:p text:style-name="Text_20_body">Un autre membre, <text:span text:style-name="T4">settings.xml</text:span>, contient des informations qui ne concernent pas directement le document mais qui permettent au logiciel bureautique de reconstituer le contexte de travail de l'utilisateur quand il revient sur le document. (Exemple : quelle était l'imprimante par défaut pour ce document, quelle était la zone visible à l'écran quand il a été enregistré, etc).</text:p>
      <text:p text:style-name="P7">L'archive contient aussi un petit composant <text:span text:style-name="T4">mimetype</text:span>, un fichier texte d'une seule ligne, qui indique le type MIME. Pour un document ODF-Text, par exemple, ce type est</text:p>
      <text:p text:style-name="Code">application/vnd.oasis.opendocument.text</text:p>
      <text:p text:style-name="Text_20_body">On peut citer, pour finir et sans épuiser toute la liste, le composant XML dans lequel est consigné l'inventaire des autres membres de l'archive, c'est-à-dire le manifeste. Il se nomme, on s'en serait douté, <text:span text:style-name="T4">manifest.xml</text:span> mais, au lieu d'être à la racine de l'archive, il est rangé dans un dossier <text:span text:style-name="T4">META-INF</text:span>.</text:p>
      <text:h text:style-name="Heading_20_1" text:outline-level="1">Origine, vocation et architecture du module OODoc</text:h>
      <text:p text:style-name="Text_20_body">Le module Perl OpenOffice::OODoc, alias <text:span text:style-name="T4">Perl Open OpenDocument Connector</text:span>, ou pour faire plus court <text:span text:style-name="T4">OODoc</text:span>, est en réalité sensiblement plus ancien que le format ODF lui-même. Ce module est en effet issu d'un projet initialement privé, basé sur la spécification OpenOffice.org 1.0, développé chez Genicorp<text:note text:id="ftn11" text:note-class="footnote"><text:note-citation>11</text:note-citation><text:note-body>
      <text:p text:style-name="Footnote">http://www.genicorp.fr</text:p></text:note-body></text:note> en 2002 et destiné à des applications de production automatique de documents. Les premiers utilisateurs appartenaient aux secteurs du droit, de la santé et de l'industrie alimentaire ; depuis, les usages et les domaines d'application se sont multipliés. Le code a été rendu libre, puis diffusé via le CPAN, à partir du début de 2003 (version 1.102). Une refonte technique des "couches basses" a été réalisée en début 2005, de manière à intégrer XML::Twig<text:note text:id="ftn12" text:note-class="footnote"><text:note-citation>12</text:note-citation><text:note-body>
      <text:p text:style-name="Footnote">http://search.cpan.org/dist/XML-Twig</text:p></text:note-body></text:note> comme interface de navigation XML et à améliorer les performances en traitement de gros volumes (version 1.301). Enfin, une adaptation majeure a été livrée à la mi-2005 (version 2.001) de manière à prendre en charge le format OpenDocument<text:note text:id="ftn13" text:note-class="footnote"><text:note-citation>13</text:note-citation><text:note-body>
      <text:p text:style-name="Footnote">Remarque : la prise en charge d'OpenDocument s'est faite sans rupture, car l'ancien format OpenOffice.org est encore supporté.</text:p></text:note-body></text:note> qui venait tout juste d'être validé par l'OASIS.</text:p>
      <text:p text:style-name="Text_20_body">Les objectifs fonctionnels de cette boîte à outils sont de deux sortes :</text:p>
      <text:list text:style-name="L1">
        <text:list-item>
          <text:p text:style-name="P8">Faciliter la recherche, le contrôle et l'extraction automatiques de données contenues dans les documents ;</text:p>
        </text:list-item>
        <text:list-item>
          <text:p text:style-name="P8">Faciliter la génération ou la mise à jour automatique de documents par des applications non bureautiques, par exemple à des fins de reporting, de publipostage, ou pour garantir le respect de règles strictes en matière de contenu et de <text:span text:style-name="T4">workflow</text:span> documentaire.</text:p>
        </text:list-item>
      </text:list>
      <text:p text:style-name="Text_20_body">En résumé, OODoc est se veut une interface entre applications de production et documents bureautiques.</text:p>
      <text:p text:style-name="P9">Pour les atteindre de tels objectifs, le module ne comporte rien de révolutionnaire, mais offre <text:s/>plusieurs sortes de services :</text:p>
      <text:list text:style-name="L2">
        <text:list-item>
          <text:p text:style-name="P10">D'abord, il évite au développeur d'avoir à gérer explicitement la compression et la décompression des fichiers ; toute la logistique de base est encapsulée dans des "connecteurs" qui permettent, à la limite, d'ignorer le format des fichiers ;</text:p>
        </text:list-item>
        <text:list-item>
          <text:p text:style-name="P10">Ensuite, il offre une collection importante d'accesseurs prédéfinis, permettant de retrouver et de modifier les éléments de contenu et de présentation les plus utilisés sans avoir à connaître leur position dans la structure XML<text:note text:id="ftn14" text:note-class="footnote"><text:note-citation>14</text:note-citation><text:note-body>
        <text:p text:style-name="Footnote">Le nombre de ces accesseurs peut lui-même toutefois entraîner une difficulté : l'API OpenOffice::OODoc comporte environ 400 méthodes documentées... d'où un manuel de référence assez volumineux et, disons-le, plutôt rébarbatif quand on l'aborde sans avoir préparé le terrain en lisant, par exemple, un article comme celui-ci.</text:p></text:note-body></text:note>.</text:p>
        </text:list-item>
      </text:list>
      <text:p text:style-name="Text_20_body">OODoc est donc une interface d'<text:span text:style-name="T4">accès aux données</text:span> contenues dans les documents, mais ce n'est en aucun cas un outil de <text:span text:style-name="T4">transformation</text:span> de documents. Ce point mérite d'être précisé, car il s'agit d'une question récurrente. L'accès en lecture et écriture à tout élément de contenu ou de présentation d'un fichier OpenDocument est une chose, la conversion d'un fichier OpenDocument en un fichier PDF, Microsoft Office ou HTML (et vice-versa) en est une autre<text:note text:id="ftn15" text:note-class="footnote"><text:note-citation>15</text:note-citation><text:note-body>
      <text:p text:style-name="Footnote">On peut cependant noter que le module OpenOffice::OODoc est souvent utilisé pour produire ou enrichir des fichiers au format OpenDocument qui sont ensuite, <text:span text:style-name="T4">avec d'autres outils</text:span>, convertis dans d'autres formats.</text:p></text:note-body></text:note>.</text:p>
      <text:p text:style-name="Text_20_body">OpenOffice::OODoc s'appuie, pour la gestion physique des fichiers ODF, sur l'incontournable <text:span text:style-name="T4">Archive::Zip</text:span>, et pour l'accès au contenu XML, sur <text:span text:style-name="T4">XML::Twig</text:span>. Les entrées-sorties sont traitées de manière transparente, et les applications n'ont pas, normalement, à faire directement appel aux fonctionnalités d'Archive::Zip. En revanche, toutes les méthodes de XML::Twig sont directement applicables et peuvent être utilisées efficacement en combinaison avec celles d'OpenOffice::OODoc.</text:p>
      <text:p text:style-name="Text_20_body">L'API OpenOffice::OODoc est (comme celles d'Archive::Zip et de XML::Twig) orientée objet.</text:p>
      <text:p text:style-name="Text_20_body">Pour accéder à un document, l'application utilisatrice commence par instancier un objet de classe <text:span text:style-name="T4">Document</text:span>, que nous pouvons appeler un "connecteur". Chaque connecteur est lié non pas à un fichier OpenDocument, mais à un membre particulier (<text:span text:style-name="T4">content.xml</text:span>, <text:span text:style-name="T4">styles.xml</text:span>, <text:span text:style-name="T4">meta.xml</text:span> ou autre), de sorte que, comme on le verra bientôt à travers des exemples, l'application doit créer deux ou plusieurs connecteurs pour un même fichier si elle veut accéder simultanément au contenu, aux styles nommées et/ou aux métadonnées. Dans la suite de cet article, le mot document, sauf précision contraire, devra être pris comme synonyme de connecteur lié à un membre. On utilisera plutôt le mot <text:span text:style-name="T4">archive</text:span> (comme dans Archive::Zip) pour désigner l'ensemble du contenu du fichier. La classe <text:span text:style-name="T4">Document</text:span> possède une large gamme de méthodes de recherche, de modification, de création et de suppression d'<text:span text:style-name="T4">éléments</text:span>.</text:p>
      <text:p text:style-name="Text_20_body">Le mot <text:span text:style-name="T4">élément</text:span> reviendra souvent dans cet article (et il est omniprésent dans le vocabulaire de l'API). Un <text:span text:style-name="T4">élément</text:span> est un composant documentaire de contenu ou de présentation. Physiquement, il correspond à un élément XML du fichier ODF. Dans l'API OODoc, c'est aussi une classe qui possède ses propres méthodes<text:note text:id="ftn16" text:note-class="footnote"><text:note-citation>16</text:note-citation><text:note-body>
      <text:p text:style-name="Footnote">Pour les lecteurs connaissant XML::Twig, la classe OpenOffice::OODoc::Element est directement dérivée de XML::Twig::Elt, dont elle hérite toutes les fonctionnalités.</text:p></text:note-body></text:note>. Un élément peut être, par exemple, un style de page, un champ variable, une ligne de tableau, une section, un paragraphe, ou tout autre objet ayant un sens documentaire immédiat, ou correspondant à un niveau hiérarchique interne (par exemple le corps du document tout entier).</text:p>
      <text:p text:style-name="Text_20_body">Le module OpenOffice::OODoc au sens strict ne contient pas grand chose. Son rôle se limite à fournir quelques fonctions communes et surtout à intégrer une librairie qui se compose de plusieurs modules, dont chacun correspond à une classe, à savoir :</text:p>
      <text:list text:style-name="L3">
        <text:list-item>
          <text:p text:style-name="P11"><text:span text:style-name="T4">OpenOffice::OODoc::File</text:span>, qui gère les opérations en rapport avec les fichiers ODF, en s'appuyant sur <text:span text:style-name="T3">Archive::Zip</text:span> (que les applications n'ont pas à invoquer directement) ;</text:p>
        </text:list-item>
        <text:list-item>
          <text:p text:style-name="P11"><text:span text:style-name="T4">OpenOffice::OODoc::XPath</text:span>, qui fournit une l'interface générale d'accès au contenu XML des documents ; l'implémentation de ce module est basée sur <text:span text:style-name="T3">XML::Twig</text:span>, et fait largement appel à des expressions <text:span text:style-name="T4">XPath</text:span> (d'où <text:s/>son nom) ;</text:p>
        </text:list-item>
        <text:list-item>
          <text:p text:style-name="P11"><text:span text:style-name="T4">OpenOffice::OODoc::Document</text:span>, qui hérite du précédent et qui apporte un ensemble de méthodes de plus haut niveau (plus conviviales que des requêtes XPath), focalisées sur une sélection d'objets documentaires prédéfinis ; détail important, ce module Document est en fait une composition de trois modules qui ne sont pas normalement invoqués directement, à savoir <text:span text:style-name="T4">OpenOffice::OODoc::Text</text:span>, <text:span text:style-name="T4">OpenOffice::OODoc::Styles</text:span> et <text:span text:style-name="T4">OpenOffice::OODoc::Image </text:span>;</text:p>
        </text:list-item>
        <text:list-item>
          <text:p text:style-name="P11"><text:span text:style-name="T4">OpenOffice::OODoc::Meta</text:span>, lui aussi dérivé d'<text:span text:style-name="T4">OpenOffice::OODoc::XPath</text:span>, mais spécialisé dans la manipulation des méta-données.</text:p>
          <text:p text:style-name="P12">Les applications n'ont explicitement besoin d'invoquer que les modules <text:span text:style-name="T4">Document</text:span>, <text:span text:style-name="T4">Meta</text:span> et éventuellement <text:span text:style-name="T4">File</text:span>.</text:p>
        </text:list-item>
      </text:list>
      <text:p text:style-name="Text_20_body">Toutefois, chaque module correspond à un chapitre du manuel de référence et il faut savoir que les commandes "<text:span text:style-name="T6">man OpenOffice::OODoc</text:span>" et "<text:span text:style-name="Code">man OpenOffice::OODoc::Document</text:span>" ne retournent qu'une infime partie de ce manuel. Le manuel d'<text:span text:style-name="T4">OpenOffice::OODoc::Text</text:span> (le plus fourni) présente les méthodes de la classe <text:span text:style-name="T4">Document</text:span> consacrées à la gestion des conteneurs de textes, ou des conteneurs de haut niveau capables d'héberger des contenus textuels ou non textuels (y compris les tableaux ou les sections). Les pages <text:span text:style-name="T4">OpenOffice::OODoc::Styles</text:span> correspondent évidemment à la gestion des styles et enfin le chapitre <text:span text:style-name="T4">OpenOffice::OODoc::Image</text:span> décrit les méthodes relatives aux images. Quant aux méthodes communes, utilisables pour traiter tout type d'élément, elles sont présentées dans le chapitre <text:span text:style-name="T4">OpenOffice::OODoc::XPath</text:span>. Cette multiplication de manuels n'est pas pour simplifier la vie du néophyte. Heureusement, la distribution comprend un chapitre <text:span text:style-name="T4">OpenOffice::OODoc::Intro</text:span> qui s'efforce de donner une vision d'ensemble simple, et il existe aussi (hors distribution CPAN) un guide introductif en Français (voir bibliographie).</text:p>
      <text:p text:style-name="Text_20_body">La connaissance de XML::Twig et de la syntaxe XPath n'est pas nécessaire pour utiliser OpenOffice::OODoc. Cependant cette connaissance peut être très utile pour le développement d'applications avancées ou pour étendre les possibilités actuelles de l'interface.</text:p>
      <text:h text:style-name="Heading_20_1" text:outline-level="1">Fonctionnement d'un connecteur de document</text:h>
      <text:p text:style-name="Text_20_body">Le traitement d'un document commence normalement par la création d'un connecteur OpenOffice::OODoc::Document. Cette création peut s'effectuer à l'aide de la fonction <text:span text:style-name="Code">ooDocument()</text:span>. Celle-ci, toutefois, doit être liée à une instance d'archive ODF (correspondant au fichier physique) elle-même crée à l'aide du constructeur <text:span text:style-name="Code">ooFile()</text:span>. Mais avant de laisser le lecteur imaginer des complications inutiles, commençons par un exemple.</text:p>
      <text:p text:style-name="P13">my $archive = ooFile("MonFichier.odt");</text:p>
      <text:p text:style-name="Code">my $doc = ooDocument(archive =&gt; $archive);</text:p>
      <text:p text:style-name="Text_20_body">La séquence ci-dessus commence par créer un objet <text:span text:style-name="Code">$archive</text:span> qui va représenter un accès physique au fichier. Notons au passage que la fonction <text:span text:style-name="Code">ooFile()</text:span> crée elle-même une instance d'Archive::Zip à travers laquelle seront gérées de façon transparente toutes les entrées-sorties (et les compressions-décompressions qui vont avec). La seconde instruction est un raccourci qui crée un connecteur de document basé sur l'archive préalablement initialisée. Mais il manque potentiellement quelque chose. En effet, comme on l'a annoncé dans la section précédente, un connecteur permet d'accéder à un et un seul membre de l'archive. L'exemple ci-dessus est syntaxiquement accepté, car le constructeur <text:span text:style-name="Code">ooDocument()</text:span> considère que, par défaut, l'utilisateur veut accéder au contenu. Mais pour être parfaitement rigoureux (et rendre le programme plus auto-documenté), il vaut mieux écrire plus précisément :</text:p>
      <text:p text:style-name="P13">my $doc = ooDocument</text:p>
      <text:p text:style-name="P14"><text:tab/>(</text:p>
      <text:p text:style-name="P14"><text:tab/>archive<text:tab/>=&gt; $archive,</text:p>
      <text:p text:style-name="P14"><text:tab/>member<text:tab/>=&gt; "content"</text:p>
      <text:p text:style-name="Code"><text:tab/>);</text:p>
      <text:p text:style-name="Text_20_body">Cette dernière forme spécifie explicitement un accès au corps du document (<text:span text:style-name="T4">content.xml</text:span>). Dans une application qui accéderait simultanément aux styles nommés, au corps de document et aux métadonnées, le code serait le suivant :</text:p>
      <text:p text:style-name="P13">my $archive<text:tab/>= ooFile("MonFichier.odt");</text:p>
      <text:p text:style-name="P14">my $contenu<text:tab/>= ooDocument</text:p>
      <text:p text:style-name="P14"><text:tab/>(</text:p>
      <text:p text:style-name="P14"><text:tab/>archive<text:tab/>=&gt; $archive,</text:p>
      <text:p text:style-name="P14"><text:tab/>member<text:tab/>=&gt; "content"</text:p>
      <text:p text:style-name="P14"><text:tab/>);</text:p>
      <text:p text:style-name="P14">my $styles<text:tab/>= ooDocument</text:p>
      <text:p text:style-name="P14"><text:tab/>(</text:p>
      <text:p text:style-name="P14"><text:tab/>archive<text:tab/>=&gt; $archive,</text:p>
      <text:p text:style-name="P14"><text:tab/>member<text:tab/>=&gt; "styles"</text:p>
      <text:p text:style-name="P14"><text:tab/>);</text:p>
      <text:p text:style-name="P14">my $meta<text:tab/>= ooMeta</text:p>
      <text:p text:style-name="P14"><text:tab/>(</text:p>
      <text:p text:style-name="P14"><text:tab/>archive<text:tab/>=&gt; $archive</text:p>
      <text:p text:style-name="Code"><text:tab/>);</text:p>
      <text:p text:style-name="P15">Après la séquence d'initialisation ci-dessus, le programme dispose de trois connecteurs liés au même fichier ODF par l'intermédiaire de l'objet <text:span text:style-name="Code">$archive</text:span>. On notera que les deux premiers, <text:span text:style-name="Code">$contenu</text:span> et <text:span text:style-name="Code">$styles</text:span>, sont construits par <text:span text:style-name="Code">ooDocument()</text:span> et sont donc tous deux des objets de même classe (OpenOffice::OODoc::Document), tandis que le troisième, créés via <text:span text:style-name="Code">ooMeta()</text:span> est d'une autre classe (OpenOffice::OODoc::Meta). Ceci parce que le traitement des métadonnées se contente d'un connecteur beaucoup plus simple, alors qu'il y a beaucoup de choses en commun entre la gestion des styles et celle du contenu.</text:p>
      <text:p text:style-name="P15">Les connecteurs ainsi créés donnent chacun accès à une vaste collection de méthodes, sur lesquelles nous reviendrons dans les chapitres suivants, et qui permettent de consulter et de modifier tout élément dans l'espace de travail (c'est-à-dire le membre de l'archive) auquel il correspond.</text:p>
      <text:p text:style-name="P15">En cas de modification d'un espace de travail (création, suppression ou mise à jour d'éléments), les changements sont réalisés dans l'espace mémoire du connecteur concerné. Pour rendre ces changements persistants, il suffit d'appeler tout simplement la méthode <text:span text:style-name="Code">save()</text:span> de l'objet initialisé par <text:span text:style-name="Code">ooFile()</text:span> :</text:p>
      <text:p text:style-name="Code">$archive-&gt;save();</text:p>
      <text:p text:style-name="P15">Par défaut, cette méthode remplace et annule l'ancien fichier ODF et en crée un nouveau, qui reflète tous les changements effectués à travers le ou les connecteurs de documents. Mais on ne souhaite pas toujours modifier le fichier source. Heureusement, la méthode <text:span text:style-name="Code">save()</text:span>, pour peu qu'on lui donne un nom de fichier en argument, enregistre la version modifiée dans la cible indiquée, et le fichier source reste inchangé, ce qui facilite la réutilisation de documents en tant que modèles :</text:p>
      <text:p text:style-name="P13">my $archive = ooFile("modele.odt");</text:p>
      <text:p text:style-name="P14"># création des connecteurs...</text:p>
      <text:p text:style-name="P14"># traitement du document...</text:p>
      <text:p text:style-name="Code">$archive-&gt;save("cible.odt");</text:p>
      <text:p text:style-name="P15">Les exemples qui précèdent donnent à penser que, pour commencer à travailler, il faut nécessairement partir d'un fichier ODF existant dont le nom est donné à <text:span text:style-name="Code">ooFile()</text:span>. En réalité, la fourniture d'un nom de fichier est obligatoire, mais, moyennant une option appropriée, on peut indiquer au constructeur <text:span text:style-name="Code">ooFile()</text:span> qu'il s'agit d'un nouveau fichier, à créer de toutes pièces. L'option requise dans ce cas est <text:span text:style-name="Code">create</text:span>, et elle doit être passée avec une valeur spécifiant la classe du document à créer. Exemple :</text:p>
      <text:p text:style-name="P13">my $classeur = ooFile</text:p>
      <text:p text:style-name="P14"><text:tab/>(</text:p>
      <text:p text:style-name="P14"><text:tab/>"inventaire.ods",</text:p>
      <text:p text:style-name="P14"><text:tab/>create =&gt; "spreadsheet"</text:p>
      <text:p text:style-name="Code"><text:tab/>);</text:p>
      <text:p text:style-name="Text_20_body">Ce nouvel exemple prépare la création d'un nouveau document de classe "tableur" (<text:span text:style-name="T4">spreadsheet</text:span>). Les autres valeurs supportées par OODoc sont <text:span text:style-name="T4">text</text:span>, <text:span text:style-name="T4">presentation</text:span> et <text:span text:style-name="T4">drawing</text:span>. On peut se poser la question de l'utilité de passer en paramètre la classe du document, alors que le suffixe du nom de fichier l'indique par ailleurs. Mais il faut savoir que l'API OpenOffice::OODoc est totalement agnostique quant aux noms des fichiers, qu'elle n'analyse même pas, à la seule exception près des fichiers de la forme "<text:span text:style-name="T4">*.xml</text:span><text:span text:style-name="T3">"</text:span>, qui sont considérés comme des fichiers XML "plats" (non compressés), qu'elle peut aussi prendre en charge (mais dont nous ne parlons pas dans cet article). Ainsi, une construction comme celle de l'exemple ci-dessous serait parfaitement valide :</text:p>
      <text:p text:style-name="P13">my $classeur = ooFile</text:p>
      <text:p text:style-name="P14"><text:tab/>(</text:p>
      <text:p text:style-name="P14"><text:tab/>"archive.zip",</text:p>
      <text:p text:style-name="P14"><text:tab/>create =&gt; "presentation"</text:p>
      <text:p text:style-name="Code"><text:tab/>);</text:p>
      <text:p text:style-name="Text_20_body">Jusqu'à présent, nous en sommes restés à des exemples "canoniques" de manipulation de connecteurs. En fait, OpenOffice::OODoc est une API assez laxiste en termes de syntaxe et sait s'accommoder de raccourcis plus ou moins orthodoxes. Si on veut par exemple créer un connecteur unique sur le contenu d'un fichier ODF, on peut écrire directement :</text:p>
      <text:p text:style-name="Code">my $doc = ooDocument(file =&gt; "MonFichier.odt");</text:p>
      <text:p text:style-name="Text_20_body">Ici, le connecteur <text:span text:style-name="Code">$doc</text:span> (qui correspond à <text:span text:style-name="T4">content.xml</text:span>, membre par défaut en l'absence de l'option <text:span text:style-name="Code">member</text:span>) est activé directement avec un nom de fichier, passé via une option <text:span text:style-name="Code">file</text:span> et sans l'intermédiaire d'un objet archive préalablement créé par <text:span text:style-name="Code">ooFile()</text:span>. Techniquement, ce n'est qu'un raccourci d'écriture, qui produira un appel automatique de <text:span text:style-name="Code">ooFile()</text:span>.</text:p>
      <text:p text:style-name="Text_20_body">Ensuite, il est parfaitement possible d'écrire une instruction d'enregistrement telle que :</text:p>
      <text:p text:style-name="Code">$doc-&gt;save();</text:p>
      <text:p text:style-name="Text_20_body">car les objets Document possèdent une méthode <text:span text:style-name="Code">save()</text:span> qui n'exécute rien par elle-même mais qui <text:s/>appelle automatiquement la méthode <text:span text:style-name="Code">save()</text:span> de l'objet archive auquel le connecteur est lié.</text:p>
      <text:p text:style-name="Text_20_body">On peut même aller encore plus loin (au risque d'un codage plus difficile à interpréter). Le code ci-dessous, qui crée un connecteur styles et un connecteur content sur le même fichier, parvient à ne pas passer explicitement par <text:span text:style-name="Code">ooFile()</text:span> pour initialiser l'archive partagée :</text:p>
      <text:p text:style-name="P13">my $contenu = ooDocument</text:p>
      <text:p text:style-name="P14"><text:tab/><text:tab/><text:tab/>(</text:p>
      <text:p text:style-name="P14"><text:tab/><text:tab/><text:tab/>file<text:tab/>=&gt; "MonFichier.odt",</text:p>
      <text:p text:style-name="P14"><text:tab/><text:tab/><text:tab/>member<text:tab/>=&gt; "content"</text:p>
      <text:p text:style-name="P14"><text:tab/><text:tab/><text:tab/>);</text:p>
      <text:p text:style-name="P14">my $styles<text:tab/>= ooDocument</text:p>
      <text:p text:style-name="P14"><text:tab/><text:tab/><text:tab/>(</text:p>
      <text:p text:style-name="P14"><text:tab/><text:tab/><text:tab/>file<text:tab/>=&gt; $contenu,</text:p>
      <text:p text:style-name="P14"><text:tab/><text:tab/><text:tab/>member<text:tab/>=&gt; "styles"</text:p>
      <text:p text:style-name="Code"><text:tab/><text:tab/><text:tab/>);</text:p>
      <text:p text:style-name="Text_20_body">La seconde instruction de cette séquence est peu orthodoxe car elle utilise l'option <text:span text:style-name="Code">file</text:span> non pas pour passer un nom de fichier, mais pour donner la référence d'un connecteur déjà ouvert, retourné par le précédent appel de <text:span text:style-name="Code">ooDocument()</text:span>. Elle fonctionne quand même, car le constructeur, reconnaissant que la valeur de l'option <text:span text:style-name="Code">file</text:span> est une référence d'objet <text:span text:style-name="T4">Document</text:span> au lieu d'une chaîne de caractères, comprend qu'il ne s'agit pas d'un nom de fichier et qu'il doit créer un nouveau connecteur sur la même archive que le précédent. Détail à noter : après une telle séquence d'initialisation, les instructions <text:span text:style-name="Code">$contenu‑&gt;save</text:span> et <text:span text:style-name="Code">$styles‑&gt;save</text:span> seront synonymes, puisque la méthode <text:span text:style-name="Code">save()</text:span> est en réalité exécutée par l'objet archive sous-jacent et non par le connecteur de document.</text:p>
      <text:p text:style-name="Text_20_body">Cependant, l'option <text:span text:style-name="Code">file</text:span> est redoutable pour un programmeur distrait, car elle cache un piège potentiellement fatal, dans lequel tombe l'exemple suivant :</text:p>
      <text:p text:style-name="P13">my $contenu = ooDocument</text:p>
      <text:p text:style-name="P14"><text:tab/><text:tab/><text:tab/>(</text:p>
      <text:p text:style-name="P14"><text:tab/><text:tab/><text:tab/>file<text:tab/>=&gt; "MonFichier.odt",</text:p>
      <text:p text:style-name="P14"><text:tab/><text:tab/><text:tab/>member<text:tab/>=&gt; "content"</text:p>
      <text:p text:style-name="P14"><text:tab/><text:tab/><text:tab/>);</text:p>
      <text:p text:style-name="P14">my $styles<text:tab/>= ooDocument</text:p>
      <text:p text:style-name="P14"><text:tab/><text:tab/><text:tab/>(</text:p>
      <text:p text:style-name="P14"><text:tab/><text:tab/><text:tab/>file<text:tab/>=&gt; "MonFichier.odt",</text:p>
      <text:p text:style-name="P14"><text:tab/><text:tab/><text:tab/>member<text:tab/>=&gt; "styles"</text:p>
      <text:p text:style-name="P14"><text:tab/><text:tab/><text:tab/>);</text:p>
      <text:p text:style-name="P14"># traitement...</text:p>
      <text:p text:style-name="P14">$contenu-&gt;save;</text:p>
      <text:p text:style-name="Code">$styles-&gt;save;</text:p>
      <text:p text:style-name="Text_20_body">Ici, en effet, les connecteurs <text:span text:style-name="Code">$contenu</text:span> et <text:span text:style-name="Code">$styles</text:span> sont créés en liaison avec le même fichier, mais sans aucune connexion explicite l'un avec l'autre. Dans ces conditions, l'API ne peut pas savoir qu'il s'agit de deux accès au même fichier. Si des modifications sont faites à travers les deux connecteurs, seuls, dans cet exemple, seront conservés les changements effectués via <text:span text:style-name="Code">$styles</text:span>, car le dernier appel de <text:span text:style-name="Code">save()</text:span> écrase le fichier créé par le premier. Pour corriger cet exemple, il suffit de remplacer le nom de fichier par l'objet <text:span text:style-name="Code">$contenu</text:span> dans le deuxième appel de <text:span text:style-name="Code">ooDocument()</text:span> et (pour éliminer des entrées-sorties redondantes) de supprimer l'un des deux <text:span text:style-name="Code">save()</text:span>, au choix, car ils sont équivalents.</text:p>
      <text:h text:style-name="Heading_20_1" text:outline-level="1">Opérations simples sur les conteneurs de texte</text:h>
      <text:p text:style-name="Text_20_body">Ayant présenté les fonctions globales d'accès aux documents, nous pouvons aborder les opérations les plus courantes et les plus simples par lesquelles, via un connecteur de document, on peut agir sur les éléments textuels.</text:p>
      <text:p text:style-name="Text_20_body">L'élément textuel le plus communément utilisé est le paragraphe. Attention, un paragraphe n'est pas seulement l'élément de base d'un texte littéraire dit "non structuré". Ce mot ne doit pas être pris dans le sens du langage courant. Il faut savoir que presque tout ce qui contient du texte passe par des paragraphes. Une liste à puces ou un tableau, par exemple, sont composés, entre autres, de paragraphes.</text:p>
      <text:p text:style-name="Text_20_body">Pour présenter l'opération la plus simple dans ce domaine, et respecter une vieille tradition, commençons pas écrire un programme complet, bref mais opérationnel, qui crée un nouveau document textuel et y place l'inévitable paragraphe "<text:span text:style-name="T4">Hello World !</text:span>".</text:p>
      <text:p text:style-name="P13">use OpenOffice::OODoc;</text:p>
      <text:p text:style-name="P14">my $ar = ooFile("essai.odt", create =&gt; "text");</text:p>
      <text:p text:style-name="P14">my $doc = ooDocument(archive =&gt; $ar, member =&gt; "content");</text:p>
      <text:p text:style-name="P14">$doc-&gt;appendParagraph(text =&gt; "Hello World !", style =&gt; "Standard");</text:p>
      <text:p text:style-name="Code">$ar-&gt;save;</text:p>
      <text:p text:style-name="Text_20_body">Chacun est invité à vérifier le bon fonctionnement de ce programme en ouvrant le fichier <text:span text:style-name="T4">essai.odt</text:span> avec son traitement de textes favori... compatible OpenDocument, cela va de soi. On constate immédiatement que le fichier ainsi créé présente, après une première ligne vide, un paragraphe contenant le texte donné via l'option <text:span text:style-name="Code">text</text:span> de la méthode <text:span text:style-name="Code">appendParagraph()</text:span>. La première ligne s'explique simplement parce que tout document de classe <text:span text:style-name="Code">text</text:span> créé par <text:span text:style-name="Code">ooDocument()</text:span> avec l'option <text:span text:style-name="Code">create</text:span> est initialisé avec un premier paragraphe vide.</text:p>
      <text:p text:style-name="Text_20_body">S'il s'agissait d'ajouter le nouveau paragraphe à la fin d'un document existant, le même script serait utilisable, en supprimant seulement l'option <text:span text:style-name="Code">create</text:span> dans l'appel de <text:span text:style-name="Code">ooFile()</text:span>.</text:p>
      <text:p text:style-name="Text_20_body">Notons au passage que la méthode <text:span text:style-name="Code">appendParagraph()</text:span> ne permet pas seulement de placer le nouveau paragraphe en fin de document. C'est son comportement par défaut, mais elle peut aussi, avec un paramétrage approprié, attacher le paragraphe à un conteneur de texte donné (par exemple une section ou une cellule de tableau).</text:p>
      <text:p text:style-name="Text_20_body">Connaissant <text:span text:style-name="Code">appendParagraph()</text:span>, nous pouvons l'utiliser de manière répétitive, comme dans le script suivant qui convertit en format OpenDocument un flot de texte plat en provenance de l'entrée standard :</text:p>
      <text:p text:style-name="P13">use OpenOffice::OODoc;</text:p>
      <text:p text:style-name="P14">my $ar = ooFile("essai.odt", create =&gt; "text");</text:p>
      <text:p text:style-name="P14">my $doc = ooDocument(archive =&gt; $ar, member =&gt; "content");</text:p>
      <text:p text:style-name="P14">while (my $ligne = &lt;STDIN&gt;)</text:p>
      <text:p text:style-name="P14"><text:tab/>{</text:p>
      <text:p text:style-name="P14"><text:tab/>chomp $ligne;</text:p>
      <text:p text:style-name="P14"><text:tab/>$doc-&gt;appendParagraph(text =&gt; $ligne, style =&gt; "Standard");</text:p>
      <text:p text:style-name="P14"><text:tab/>}</text:p>
      <text:p text:style-name="Code">$doc-&gt;save;</text:p>
      <text:p text:style-name="Text_20_body">J'entends une première objection : ce convertisseur fonctionne mais l'esthétique du résultat ne sera pas au goût de tout le monde. La réponse est simple : ici nous créons des paragraphes en leur affectant le style "<text:span text:style-name="T4">Standard</text:span>", de sorte que c'est selon un style par défaut, dont les caractéristiques dépendent du logiciel de présentation, qu'ils sont affichés. Mais nous verrons plus loin comment fabriquer nos propres styles de paragraphes.</text:p>
      <text:p text:style-name="Text_20_body">Il n'y a évidemment pas que la méthode <text:span text:style-name="Code">appendParagraph()</text:span> pour créer un nouveau paragraphe. Nous disposons aussi de <text:span text:style-name="Code">insertParagraph()</text:span>, un peu plus sophistiquée parce qu'elle permet de placer un paragraphe juste avant ou juste après un autre élément déjà présent dans le document.</text:p>
      <text:p text:style-name="Text_20_body">Par ailleurs, il existe une méthode <text:span text:style-name="Code">getParagraph()</text:span> qui permet de sélectionner un paragraphe par son numéro d'ordre dans le document. Par convention, les numéros commencent à zéro, donc pour extraire le premier paragraphe d'un document il suffit d'écrire</text:p>
      <text:p text:style-name="Code">my $p = $doc-&gt;getParagraph(0);</text:p>
      <text:p text:style-name="Text_20_body">Si on préfère commencer par la fin, les paragraphes peuvent être désignés par des nombres négatifs, et dans ce cas la convention veut que le numéro <text:span text:style-name="Code">-1</text:span> soit celui du dernier paragraphe.</text:p>
      <text:p text:style-name="Text_20_body">Voici donc comment, en combinant <text:span text:style-name="Code">getParagraph()</text:span> et <text:span text:style-name="Code">insertParagraph()</text:span>, on peut insérer un nouveau paragraphe qui deviendra l'avant-dernier du document :</text:p>
      <text:p text:style-name="P13">my $repere = $doc-&gt;getParagraph(-1);</text:p>
      <text:p text:style-name="P14">$doc-&gt;insertParagraph</text:p>
      <text:p text:style-name="P14"><text:tab/>(</text:p>
      <text:p text:style-name="P14"><text:tab/>$repere,</text:p>
      <text:p text:style-name="P14"><text:tab/>position<text:tab/>=&gt; "before",</text:p>
      <text:p text:style-name="P14"><text:tab/>text<text:tab/><text:tab/>=&gt; "Hello, World !",</text:p>
      <text:p text:style-name="P14"><text:tab/>style<text:tab/><text:tab/>=&gt; "Standard"</text:p>
      <text:p text:style-name="Code"><text:tab/>);</text:p>
      <text:p text:style-name="Text_20_body">On remarquera que le premier argument de <text:span text:style-name="Code">insertParagraph()</text:span> est l'élément devant (ou derrière) lequel sera placé le nouveau paragraphe. L'élément <text:span text:style-name="Code">$repere</text:span> pourrait être de n'importe quel type, et pas nécessairement un paragraphe. L'option <text:span text:style-name="Code">position</text:span>, évidemment, permet de choisir si l'insertion doit se faire avant ou après le point de repère.</text:p>
      <text:p text:style-name="Text_20_body">L'usage de <text:span text:style-name="Code">getParagraph()</text:span> n'est cependant pas exclusivement destiné à capturer des points de repère en vue d'insérer de nouveaux éléments. Dès lors qu'un paragraphe est sélectionné, on peut traiter son contenu.</text:p>
      <text:p text:style-name="Text_20_body">La méthode générique <text:span text:style-name="Code">getText()</text:span>, applicable à un très grand nombre de conteneurs de textes, fonctionne évidemment avec un paragraphe, donc elle extrait le texte, assurant automatiquement la conversion entre l'encodage UTF-8 d'OpenDocument et le jeu de caractères local de l'utilisateur (soit par exemple iso-8859-1 ou iso-8859-15). Ainsi, la capture du texte d'un paragraphe donné dans une variable Perl se fait très simplement :</text:p>
      <text:p text:style-name="P13">$para = $doc-&gt;getParagraph($numero);</text:p>
      <text:p text:style-name="Code">$texte = $doc-&gt;getText($para);</text:p>
      <text:p text:style-name="Text_20_body">Il existe aussi un raccourci <text:span text:style-name="Code">getParagraphText()</text:span>, qui donne directement le texte à partir du numéro de paragraphe, mais qui ne permet pas de mise à jour puisqu'elle ne fournit pas la référence du paragraphe.</text:p>
      <text:p text:style-name="Text_20_body">Si on dispose d'un paragraphe préalablement extrait par <text:span text:style-name="Code">getText()</text:span> ou autrement, on peut aussi lui affecter un contenu via la méthode générique <text:span text:style-name="Code">setText()</text:span>, <text:s/>Exemple :</text:p>
      <text:p text:style-name="Code">$doc-&gt;setText($para, "Bonjour le monde !");</text:p>
      <text:p text:style-name="Text_20_body"><text:span text:style-name="Code">setText()</text:span> est applicable à d'autres éléments. Cette méthode annule tout contenu antérieur et le remplace par un texte donné. Cette méthode réalise l'encodage inverse de celui de <text:span text:style-name="Code">getText()</text:span>, à savoir la conversion en UTF-8 du texte chargé, qui doit être donné dans le jeu de caractères local.</text:p>
      <text:p text:style-name="Text_20_body">Pour insérer du texte à une certaine position sans supprimer le texte existant, on doit utiliser une autre méthode, <text:span text:style-name="Code">extendText()</text:span>.</text:p>
      <text:p text:style-name="Text_20_body">L'essentiel de ce que nous venons de voir à propos des paragraphes s'applique également aux titres. Un titre (<text:span text:style-name="T4">heading</text:span>, dans la spécification ODF) est une espèce particulière de paragraphe, qui possède, en plus d'un contenu et d'un style comme tout paragraphe, d'un attribut numérique qui indique son niveau dans la hiérarchie des titres. Pour créer ou extraire un titre, on utilise <text:span text:style-name="Code">appendHeading()</text:span>, <text:span text:style-name="Code">insertHeading()</text:span>, <text:span text:style-name="Code">getHeading()</text:span>. dont le mode d'emploi ressemble fortement à celui des méthodes <text:span text:style-name="Code">xxxParagraph()</text:span> déjà présentées. À deux détails près. D'abord, un paramètre <text:span text:style-name="Code">level</text:span>, correspondant au niveau hiérarchique, doit être fourni en plus. Ensuite, l'utilisation d'un paramètre <text:span text:style-name="Code">style</text:span>, préférable pour la création d'un paragraphe, est pratiquement impérative pour celle d'un titre.</text:p>
      <text:p text:style-name="Text_20_body">L'interface offre par ailleurs des méthodes de recherche et de remplacement de texte dans tout ou partie du document, agissant aussi bien sur les paragraphes que sur les titres. On ne peut pas toutes les présenter ici. La plus générale est <text:span text:style-name="Code">selectElementsByContent()</text:span> : cette méthode est à double détente, sachant que, d'une part, elle sélectionne la liste des éléments textuels de tous types dont le contenu correspond à une expression régulière donnée, et d'autre part elle peut, pendant sa recherche, déclencher l'exécution d'un traitement donné (substitution de texte, appel de fonction externe, etc) à chaque fois qu'elle rencontre un élément conforme au filtre.</text:p>
      <text:p text:style-name="Text_20_body">Quant à la suppression d'un élément de texte, elle se fait à l'aide de la méthode <text:span text:style-name="Code">removeElement()</text:span> qui supprime tout élément qu'on veut bien lui donner en argument. Attention, cette méthode est redoutable, car elle fait disparaître (avec tout son contenu) un objet structuré de haut niveau aussi bien qu'un simple paragraphe. Mais on peut aussi détacher un élément de quelque part pour le raccrocher ailleurs dans le document. La méthode <text:span text:style-name="Code">cutElement()</text:span> facilite de telles opérations de copier-coller. La séquence suivante, sur le thème "les derniers seront les premiers", coupe le dernier paragraphe d'un document et le place en première position :</text:p>
      <text:p text:style-name="P13">$dernier = $doc-&gt;cutElement($doc-&gt;getParagraph(-1));</text:p>
      <text:p text:style-name="P14">$premier = $doc-&gt;getParagraph(0);</text:p>
      <text:p text:style-name="Code">$doc-&gt;insertElement($premier, $dernier, position =&gt; "before");</text:p>
      <text:p text:style-name="Text_20_body">Ce nouveau bout de code nous a permis d'introduire <text:span text:style-name="Code">insertElement()</text:span>, qui est en quelque sorte une version générique de <text:span text:style-name="Code">insertParagraph()</text:span>, et qui permet d'insérer n'importe quel élément (préalablement créé ou prélevé ailleurs) devant ou derrière n'importe quel autre. Ce qui nous amène à conclure cette section en précisant que la plupart des méthodes disponibles pour la manipulation d'éléments simples sont en réalité utilisables pour tout autre espèce d'éléments.</text:p>
      <text:p text:style-name="Text_20_body">L'interface facilite aussi l'insertion de champs variables (dont le contenu sera renseigné par le logiciel bureautique au moment de présenter le document) dans les conteneurs de textes. Sans donner la liste complète des possibilités, on se contentera ici d'une illustration simple. Soit un paragraphe <text:span text:style-name="Code">$p</text:span>, préalablement sélectionné dans un document <text:span text:style-name="Code">$doc</text:span>, dont le texte est le suivant :</text:p>
      <text:p text:style-name="P16">"Il est exactement HeureIci chez nous et HeureLàbas à Montréal."</text:p>
      <text:p text:style-name="Text_20_body">On veut remplacer "HeureIci" et "HeureLàbas" par des zones variables affichant respectivement l'heure courante locale et l'heure courante avec un décalage négatif de 6 heures (ce qui donne l'heure de Montréal si le document est ouvert à Paris). Il suffit d'écrire les deux instructions suivantes :</text:p>
      <text:p text:style-name="P13">$doc-&gt;setTextField</text:p>
      <text:p text:style-name="P14"><text:tab/>($p, "HeureIci", "time");</text:p>
      <text:p text:style-name="P14">$doc-&gt;setTextField</text:p>
      <text:p text:style-name="Code"><text:tab/>($p, "HeureLàbas", "time", "time-adjust" =&gt; "-PT06H"); </text:p>
      <text:p text:style-name="Text_20_body">La même méthode <text:span text:style-name="Code">setTextField()</text:span> est utilisable pour tous les types de champs de textes variables prévus par le standard... à condition de connaître les mots-clés correspondants et les paramètres optionnels (comme ici <text:span text:style-name="Code">time-adjust</text:span>) qui s'y appliquent<text:note text:id="ftn17" text:note-class="footnote"><text:note-citation>17</text:note-citation><text:note-body>
      <text:p text:style-name="Footnote">La référence en la matière est le chapitre 6 de la spécification, intitulé "<text:span text:style-name="T4">Text Fields</text:span>".</text:p></text:note-body></text:note>.</text:p>
      <text:h text:style-name="Heading_20_1" text:outline-level="1">Manipulation des tableaux</text:h>
      <text:p text:style-name="Text_20_body">Les tableaux sont tout particulièrement visés par les applications de traitement automatique de documents, parce qu'ils peuvent fournir ou recevoir des données dont la structure est très proche de celle des bases de données d'entreprise. Le stockage des tableaux (compte tenu surtout de leurs nombreux paramètres de présentation et de typage des données) est assez complexe dans le schéma OpenDocument, mais OpenOffice::OODoc permet de masquer une grande partie de cette complexité.</text:p>
      <text:h text:style-name="Heading_20_2" text:outline-level="2">Accès global à un tableau</text:h>
      <text:p text:style-name="Text_20_body">Une première précision s'impose ici : quand on parle de table ou de tableau en ODF, on ne fait pas de différence a priori entre classes de document. Cela signifie qu'une feuille de calcul (ou un onglet) de tableur (ODS<text:note text:id="ftn18" text:note-class="footnote"><text:note-citation>18</text:note-citation><text:note-body>
      <text:p text:style-name="P17">OpenDocument Spreadsheet</text:p></text:note-body></text:note>) est un objet de même type que, par exemple, un tableau incorporé dans un document de classe textuelle (ODT<text:note text:id="ftn19" text:note-class="footnote"><text:note-citation>19</text:note-citation><text:note-body>
      <text:p text:style-name="P17">OpenDocument Text</text:p></text:note-body></text:note>).</text:p>
      <text:p text:style-name="Text_20_body">Avant d'accéder au contenu (c'est-à-dire aux cellules), il est préférable de récupérer la référence du tableau. Cette sélection se fait, de préférence, en utilisant le nom logique du tableau (car tout tableau possède un nom unique, choisi par l'auteur du document ou attribué par défaut par le logiciel bureautique), à l'aide de la méthode <text:span text:style-name="Code">getTable()</text:span>. Cette méthode reçoit un premier argument, qui est le nom du tableau, et deux arguments numériques optionnels, indiquant les dimensions (hauteur et largeur) de la zone du tableau, comptée à partir de la cellule supérieure gauche, qu'on veut adresser par la suite.</text:p>
      <text:p text:style-name="Code">my $table = $doc-&gt;getTable("Tableau1", 36, 72);</text:p>
      <text:p text:style-name="Text_20_body">On peut se demander ici à quoi servent les arguments dimensionnels, notamment si on veut tout simplement adresser l'ensemble du tableau. En fait, ces arguments sont optionnels et leur rôle est simplement d'initialiser un espace de travail à l'intérieur duquel les fonctions d'accès direct aux cellules à partir de leurs coordonnées cartésiennes seront opérationnelles. Compte tenu de certaines caractéristiques de représentation interne des tables dans la norme ODF, que nous ne pouvons pas développer ici, cette initialisation est parfois nécessaire, parfois non. Elle n'est jamais nécessaire, par exemple, si le tableau a été créé par un programme Perl à l'aide de la méthode <text:span text:style-name="Code">appendTable()</text:span> ou <text:span text:style-name="Code">insertTable()</text:span> et si le document n'a pas été entretemps édité et ré-enregistré par un autre logiciel. On constate aussi qu'elle est inutile dans le cas d'un tableau appartenant à un document de classe text (ODT) produit par OpenOffice.org Writer ou KWord, du moins dans leurs versions actuelles. Elle est en revanche absolument indispensable si le tableau visé est une feuille de tableur provenant d'OpenOffice.org Calc ou de KSpread.</text:p>
      <text:p text:style-name="Text_20_body">Attention, <text:span text:style-name="Code">getTable()</text:span>, si on lui fournit un argument entièrement composé de chiffres décimaux, recherche la table non pas par son nom mais par sa position dans la liste des tables du document, selon la même logique que <text:span text:style-name="Code">getParagraph()</text:span>. La bonne nouvelle, c'est qu'on peut accéder aux tables sans connaître leurs noms. La mauvaise, c'est que <text:span text:style-name="Code">getTable()</text:span> ne permet pas de retrouver une table dont le nom se compose uniquement de chiffres (sauf si, par une heureuse coïncidence, le nom correspond à la position).</text:p>
      <text:p text:style-name="Text_20_body">Nous venons d'introduire incidemment les deux méthodes de création de tables. La plus simple, <text:span text:style-name="Code">appendTable()</text:span>, attache un nouveau tableau au document dans les mêmes conditions que <text:span text:style-name="Code">appendParagraph()</text:span> attache un nouveau paragraphe. L'application doit cependant, au minimum, fournir un nom (unique), un nombre de lignes et un nombre de colonnes (et peut ajouter des paramètres de style). La valeur retournée par cette méthode est une référence de tableau utilisable dans les mêmes conditions que si elle avait été récupérée par <text:span text:style-name="Code">getTable()</text:span>. L'instruction suivante crée un tableau de 10x15 à la fin d'un document :</text:p>
      <text:p text:style-name="Code">my $table = $doc-&gt;appendTable("Feuille de Paie", 10, 15);</text:p>
      <text:p text:style-name="Text_20_body">La méthode <text:span text:style-name="Code">insertTable()</text:span> permet, avec d'autres paramètres, d'insérer un tableau n'importe où dans le document, devant ou derrière un autre élément donné comme point de repère.</text:p>
      <text:p text:style-name="Text_20_body">Notons bien que ces méthodes ne sont pas réservées aux feuilles de tableurs, mais s'appliquent aussi bien à toute espèce de tableau contenu dans un document de classe quelconque.</text:p>
      <text:p text:style-name="Text_20_body">D'autre part, les méthodes générales de suppression et de copie d'éléments s'appliquent aux éléments complexes comme les tableaux aussi bien qu'aux simples paragraphes.</text:p>
      <text:h text:style-name="Heading_20_2" text:outline-level="2">Accès au contenu d'un tableau</text:h>
      <text:p text:style-name="Text_20_body">La méthode <text:span text:style-name="Code">getTable()</text:span> prépare l'accès à une table et retourne une référence utilisable à cet effet.</text:p>
      <text:p text:style-name="Text_20_body">Mais le but de la manoeuvre est évidemment d'accéder au contenu des cellules. Cet accès, dès lors que nous avons la référence de la table, se fait très simplement par <text:span text:style-name="Code">getCell()</text:span> :</text:p>
      <text:p text:style-name="P13">my $table = $doc-&gt;getTable("Feuille1", 50, 26);</text:p>
      <text:p text:style-name="Code">my $cellule = $doc-&gt;getCell($table, 6, 15);</text:p>
      <text:p text:style-name="Text_20_body">La méthode <text:span text:style-name="Code">getCell()</text:span> est capable de s'adapter à plusieurs modes d'adressage de cellules. Dans la forme utilisée ci-dessus, on donne, après la référence de la table, le numéro de ligne puis le numéro de colonne. Attention, tout comme les numéros de paragraphes, ces numéros commencent à zéro et peuvent aussi être comptés en valeurs négatives à partir de la fin (à condition que la notion de fin de table ait un sens, ce qui n'est pas forcément le cas avec une feuille de tableur).</text:p>
      <text:p text:style-name="Text_20_body">Que la cible soit une feuille de tableur ou tout autre tableau, <text:span text:style-name="Code">getCell()</text:span> supporte aussi la syntaxe d'adressage de style "bataille navale" utilisée dans les formules de calcul bureautiques ; il faut alors se souvenir que la colonne doit être spécifiée en premier sous forme de lettre(s), et que les numéros ne commencent pas à zéro. Les deux instructions suivantes sont donc équivalentes :</text:p>
      <text:p text:style-name="P13">my $cellule = $doc-&gt;getCell($table, "C7");</text:p>
      <text:p text:style-name="Code">my $cellule = $doc-&gt;getCell($table, 6, 2);</text:p>
      <text:p text:style-name="Text_20_body">Lorsqu'on veut traiter plusieurs cellules dans une même ligne, on peut optimiser l'accès en sélectionnant une fois pour toute la ligne (<text:span text:style-name="T4">row</text:span>) et en utilisant sa référence (au lieu de celle de la table) pour accéder à chaque cellule. Il faut savoir, à ce sujet, que les tableaux stockés en ODF sont en réalité des structures arborescentes et non plus des tables, et que les cellules sont contenues dans les lignes et non dans les colonnes (qui ne portent que des indications de présentation). L'exemple suivant, qui se contente d'exporter à plat sur la sortie standard le contenu de chacune des cellules d'une ligne donnée, montre comment sélectionner, disons, la 6ème ligne d'un tableau avec <text:span text:style-name="Code">getRow()</text:span> et l'utiliser dans <text:span text:style-name="Code">getCell()</text:span>.</text:p>
      <text:p text:style-name="P13">my $table = $doc-&gt;getTable("Feuille1", 15, 12);</text:p>
      <text:p text:style-name="P14">my $ligne = $doc-&gt;getRow($table, 5);</text:p>
      <text:p text:style-name="P14">for (my $i = 0 ; $i &lt; 12 ; $i++)</text:p>
      <text:p text:style-name="P14"><text:tab/>{</text:p>
      <text:p text:style-name="P14"><text:tab/>my $cellule = $doc-&gt;getCell($ligne, $i);</text:p>
      <text:p text:style-name="P14"><text:tab/>print $doc-&gt;getText($cellule) . "\n";</text:p>
      <text:p text:style-name="Code"><text:tab/>}</text:p>
      <text:p text:style-name="Text_20_body">On voit que <text:span text:style-name="Code">getCell()</text:span> est capable de reconnaître le type de son premier argument et, s'il s'agit d'une ligne et on d'une table, de sélectionner dans cette ligne la cellule dont la position est indiquée par l'argument suivant. Mais, dès lors qu'il s'agit de traiter successivement toutes les cellules d'une ligne, on peut encore optimiser avec <text:span text:style-name="Code">getRowCells()</text:span>, qui extrait d'un coup la liste des cellules d'une table (dont on peut alors se dispenser de connaître la taille :</text:p>
      <text:p text:style-name="P13">my $table = $doc-&gt;getTable("Feuille1", 15, 12);</text:p>
      <text:p text:style-name="P14">my @cellules = $doc-&gt;getRowCells($table, 5);</text:p>
      <text:p text:style-name="P14">foreach my $cellule (@cellules)</text:p>
      <text:p text:style-name="P14"><text:tab/>{</text:p>
      <text:p text:style-name="P14"><text:tab/>print $doc-&gt;getText($cellule) . "\n";</text:p>
      <text:p text:style-name="Code"><text:tab/>}</text:p>
      <text:p text:style-name="Text_20_body">Et si on voulait appliquer le même traitement à toutes les lignes du tableau, on pourrait extraire celles-ci par <text:span text:style-name="Code">getTableRows()</text:span>...</text:p>
      <text:p text:style-name="Text_20_body">Mais nous ne pouvons pas décrire ici toutes les méthodes d'accès aux tables. Il est temps de dire quelques mots sur le traitement d'une cellule.</text:p>
      <text:p text:style-name="Text_20_body">Dans notre dernier exemple, on a utilisé la méthode <text:span text:style-name="Code">getText()</text:span>, déjà rencontrée à propos des paragraphes, pour exporter le contenu éditable d'une cellule. On s'en contentera souvent pour exploiter un contenu documentaire existant.</text:p>
      <text:p text:style-name="Text_20_body">Nous avons vu comment lire le contenu d'une cellule. Mais comment peut-on, en sens inverse, placer une valeur dans une cellule ? S'il s'agit d'une cellule de texte (c'est-à-dire sans type numérique), rien n'est plus simple : on peut se servir de la méthode <text:span text:style-name="Code">setText()</text:span> applicable à tous les conteneurs de textes, comme dans l'exemple suivant, qui crée un tableau et y charge le contenu d'un fichier de données en format CSV simplifié. Pour ne pas trop compliquer l'exercice, on suppose que la virgule est le séparateur de champ, que nous n'avons pas à gérer de guillemets, que chaque ligne du fichier source correspond à une ligne du tableau cible, et que nous connaissons à l'avance les dimensions à donner au tableau pour qu'il puisse digérer le contenu du fichier source<text:note text:id="ftn20" text:note-class="footnote"><text:note-citation>20</text:note-citation><text:note-body>
      <text:p text:style-name="Footnote">Cet exemple est inspiré de l'utilitaire <text:span text:style-name="T4">text2table</text:span> qui est fourni avec la distribution OpenOffice::OODoc.</text:p></text:note-body></text:note>.</text:p>
      <text:p text:style-name="P13">open SOURCE, "&lt;", "data.txt";</text:p>
      <text:p text:style-name="P14">my $table = $doc-&gt;appendTable("Rapport", $hauteur, $largeur);</text:p>
      <text:p text:style-name="P14">my $entree = undef;</text:p>
      <text:p text:style-name="P14">my @lignes = $doc-&gt;getTableRows($table);</text:p>
      <text:p text:style-name="P14">for (my $i = 0 ; $i &lt; $hauteur &amp;&amp; ($entree = &lt;SOURCE&gt;) ; $i++)</text:p>
      <text:p text:style-name="P14"><text:tab/>{</text:p>
      <text:p text:style-name="P14"><text:tab/>chomp $entree;</text:p>
      <text:p text:style-name="P14"><text:tab/>my $ligne = $lignes[$i];</text:p>
      <text:p text:style-name="P14"><text:tab/>my @valeurs = split ',', $entree;</text:p>
      <text:p text:style-name="P14"><text:tab/>my @cellules = $doc-&gt;getRowCells($ligne);</text:p>
      <text:p text:style-name="P14"><text:tab/>for (my $j = 0 ; $j &lt; $largeur &amp;&amp; @valeurs ; $j++)</text:p>
      <text:p text:style-name="P14"><text:tab/><text:tab/>{</text:p>
      <text:p text:style-name="P14"><text:tab/><text:tab/>$doc-&gt;setText($cellules[$j], shift @valeurs);</text:p>
      <text:p text:style-name="P14"><text:tab/><text:tab/>}</text:p>
      <text:p text:style-name="P14"><text:tab/>}</text:p>
      <text:p text:style-name="Code">close SOURCE;</text:p>
      <text:p text:style-name="Text_20_body">Mais si la cellule visée est de type numérique, il vaut mieux s'appuyer sur les méthodes de lecture-écriture spécialisées telles que <text:span text:style-name="Code">updateCell()</text:span> ou <text:span text:style-name="Code">cellValue()</text:span>.</text:p>
      <text:p text:style-name="Text_20_body">Il faut en effet savoir que, pour obtenir des résultats corrects avec une cellule numérique, on doit mettre à jour simultanément deux ou plusieurs paramètres, et pas seulement son contenu visible. Une telle cellule contient deux valeurs, soit une valeur calculable et une valeur visible. Par exemple pour une cellule de type monétaire dont la valeur visible est "123,45 €", la valeur calculable est "123.45". La valeur calculable est indépendante de la présentation, tandis que la valeur visible tient compte du séparateur décimal en vigueur, du style de la cellule et d'autres paramètres tels que la devise et le type de données.</text:p>
      <text:p text:style-name="Text_20_body">Prenons comme exemple un cas volontairement compliqué, mais réaliste : la mise en place d'un montant monétaire en euros dans une cellule qui n'est pas encore typée. Il faut donc typer cette cellule, et pas seulement lui donner un contenu. En l'occurrence, il faut lui donner le type "<text:span text:style-name="T4">currency</text:span>", la devise "<text:span text:style-name="T4">EUR</text:span>", et un format de présentation. Ce dernier dépend d'un style, et nous n'avons pas ici la place de présenter la création d'un style de cellule monétaire ; nous allons donc un peu simplifier le problème en supposant que, dans le même tableau, il existe déjà une cellule monétaire dont la présentation nous convient et dont nous allons tout simplement emprunter le style. Notre tableau s'appelle "Comptes", la cellule cible est "D9" et nous voulons y inscrire un montant de 456,78 euros selon le même format qu'une cellule monétaire existante "C4".</text:p>
      <text:p text:style-name="P13"># accès à la table</text:p>
      <text:p text:style-name="P14">my $table = $doc-&gt;getTable("Comptes", 10, 5);</text:p>
      <text:p text:style-name="P14"># récupération du style de la cellule C4</text:p>
      <text:p text:style-name="P14">my $style = $doc-&gt;cellStyle($table, "C4");</text:p>
      <text:p text:style-name="P14"># accès à la cellule D9</text:p>
      <text:p text:style-name="P14">my $cible = $doc-&gt;getCell($table, "D9");</text:p>
      <text:p text:style-name="P14"># affectation type, style et format</text:p>
      <text:p text:style-name="P14">$doc-&gt;cellValueType($cible, "currency");</text:p>
      <text:p text:style-name="P14">$doc-&gt;cellCurrency($cible, "EUR");</text:p>
      <text:p text:style-name="P14">$doc-&gt;cellStyle($cible, $style);</text:p>
      <text:p text:style-name="P14"># inscription valeurs éditable et visible</text:p>
      <text:p text:style-name="Code">$doc-&gt;cellValue($cible, "456.78", "456,78 €");</text:p>
      <text:p text:style-name="Text_20_body">Cet exemple auto-documenté présente les différentes méthodes de paramétrage d'une cellule. Ces méthodes ont une syntaxe assez élastique, puisqu'elles acceptent plusieurs modes de désignation de la cellule concernée. Ici, le premier appel de <text:span text:style-name="Code">cellStyle()</text:span> adresse la cellule par ses coordonnées absolues (tableau et position dans le tableau), tandis que le second agit sur une cellule désignée par sa référence préalablement extraite par <text:span text:style-name="Code">getCell()</text:span>. On pourrait aussi, dans toutes les méthodes <text:span text:style-name="Code">cellXxx()</text:span>, identifier une cellule par une référence de ligne récupérée par <text:span text:style-name="Code">getRow()</text:span> suivie d'une position dans la ligne. Enfin, on peut noter les deux valeurs inscrites dans la cellule par la dernière instruction <text:span text:style-name="Code">cellValue()</text:span> ; la seconde est la valeur visible.</text:p>
      <text:p text:style-name="Text_20_body">La méthode <text:span text:style-name="Code">cellFormula()</text:span> permet de consulter et de modifier une formule contenue dans une cellule (ou simplement de détecter la présence d'une formule). L'exemple applique à la cellule "H8" de notre table "Comptes" une formule qui affiche la somme des cellules de "C4" à "D9" :</text:p>
      <text:p text:style-name="Code">$doc-&gt;cellFormula("Comptes", "H8", "oooc:=SUM([.C4:.D9])");</text:p>
      <text:p text:style-name="Text_20_body">Mais attention, OpenOffice::OODoc n'interprète pas le contenu des formules, qui n'est d'ailleurs pas couvert par le standard OpenDocument<text:note text:id="ftn21" text:note-class="footnote"><text:note-citation>21</text:note-citation><text:note-body>
      <text:p text:style-name="Footnote">Affirmation vraie au moment où cet article est rédigé. Mais l'OASIS a institué un comité technique "<text:span text:style-name="T4">OpenFormula</text:span>" chargé d'étendre la spécification dans ce domaine.</text:p></text:note-body></text:note>, de sorte que la validité d'une formule insérée via <text:span text:style-name="Code">cellFormula()</text:span> est de la responsabilité du programmeur et ne s'apprécie que par rapport au logiciel à travers lequel le document sera visualisé. De plus, les formules doivent être injectées selon une syntaxe interne qui ne correspond pas à ce que voit l'utilisateur final dans son tableur ; ainsi, la formule ci-dessus s'écrirait et s'afficherait "=<text:span text:style-name="Code">SOMME(C4:D9)</text:span>" sous OpenOffice.org (version française). Cela dit, certaines formules sont relativement portables, comme celle de l'exemple ci-dessus qui fonctionne aussi bien avec <text:span text:style-name="T3">KSpread</text:span> qu'avec <text:span text:style-name="T3">OpenOffice.org Calc</text:span>.</text:p>
      <text:p text:style-name="Text_20_body">Avec OpenOffice::OODoc, on peut agrandir l'espace d'une cellule (sans modifier par ailleurs la structure du tableau) en lui permettant de recouvrir plusieurs colonnes et/ou plusieurs lignes. Ainsi, l'instruction suivante fait s'étendre la cellule B4 d'un tableau donné sur 3 colonnes, de sorte qu'elle recouvre C4 et D4 :</text:p>
      <text:p text:style-name="Code">$doc-&gt;cellSpan($table, "B4", 3);</text:p>
      <text:p text:style-name="Text_20_body">Nous avons vu comment consulter et modifier des cellules existantes. Mais peut-on aussi créer des cellules qui n'existent pas, c'est-à-dire pratiquement étendre la surface d'un tableau ? La réponse est oui, car l'interface comporte notamment des méthodes <text:span text:style-name="Code">insertRow()</text:span> et <text:span text:style-name="Code">insertColumn()</text:span> qui, comme leurs noms l'indiquent, permettent d'étendre un tableau verticalement et horizontalement. À utiliser avec modération (car elles sont coûteuses en temps de calcul) elles permettent d'ajuster les tableaux en fonction des besoins, sachant que les méthodes <text:span text:style-name="Code">deleteRow()</text:span> et <text:span text:style-name="Code">deleteColumn()</text:span>, qui font le travail inverse, sont également disponibles.</text:p>
      <text:p text:style-name="Text_20_body">En revanche, l'apparente facilité d'utilisation des méthodes <text:span text:style-name="Code">appendTable()</text:span> et <text:span text:style-name="Code">insertTable()</text:span> ne doit pas être considérée comme un encouragement à créer systématiquement des tables à partir de rien. En effet, produire une table n'est rien, mais construire sa présentation entièrement par programme est un travail de fourmi, compte tenu de la quantité de styles à définir. Il est nettement plus indiqué de se servir de modèles de tableaux fabriqués avec un bon outil bureautique interactif. L'interface contient en effet tout ce qu'il faut pour favoriser la réutilisation d'éléments, y compris en-dehors des documents dans lesquels ils ont été créés.</text:p>
      <text:h text:style-name="Heading_20_1" text:outline-level="1">Illustrer les documents</text:h>
      <text:p text:style-name="Text_20_body">J'ai dit quelques mots dans l'introduction de cet article au sujet des modalités de stockage des images dans les fichiers ODF. Nous allons voir comment on peut concrètement agir sur ces images à travers notre interface de programmation.</text:p>
      <text:p text:style-name="Text_20_body">Une image est pour nous un élément parmi d'autres, avec cependant une caractéristique particulière qui le distingue d'un conteneur de texte : il porte une référence à un objet binaire, parfois de grande taille, et stocké ailleurs. D'autre part, une image est elle-même attachée à un conteneur (appelé <text:span text:style-name="T4">frame</text:span> dans le vocabulaire ODF) dont le rôle est de servir de support à toutes sortes d'objets rectangulaires incrustés dans les documents, dont les images mais aussi les "boîtes de textes" (<text:span text:style-name="T4">text boxes</text:span>) très utilisées dans les supports de présentation mais dont nous ne parlons pas dans cet article. Et il ne faut pas oublier qu'une image, comme tout autre élément visible, doit avoir un style. Cependant, le maniement de tout cet attirail est relativement simple avec OODoc. Pour s'en convaincre, voyons comment on peut attacher, disons à la page 2 d'un document de classe texte (ODT), <text:s/>une image importée du système de fichiers local.</text:p>
      <text:p text:style-name="P13">$doc-&gt;createImageStyle("quelconque");</text:p>
      <text:p text:style-name="P14">$doc-&gt;createImageElement</text:p>
      <text:p text:style-name="P14"><text:tab/>(</text:p>
      <text:p text:style-name="P14"><text:tab/>"Ailleurs",</text:p>
      <text:p text:style-name="P14"><text:tab/>description<text:tab/>=&gt; "Quelquepart la nuit",</text:p>
      <text:p text:style-name="P14"><text:tab/>import<text:tab/><text:tab/>=&gt; "/usr/share/wallpapers/alien-night.jpg",</text:p>
      <text:p text:style-name="P14"><text:tab/>page<text:tab/><text:tab/>=&gt; 2,</text:p>
      <text:p text:style-name="P14"><text:tab/>position<text:tab/>=&gt; "3cm, 4.5cm",</text:p>
      <text:p text:style-name="P14"><text:tab/>size<text:tab/><text:tab/>=&gt; "8cm, 6cm",</text:p>
      <text:p text:style-name="P14"><text:tab/>style<text:tab/><text:tab/>=&gt; "quelconque"</text:p>
      <text:p text:style-name="Code"><text:tab/>);</text:p>
      <text:p text:style-name="Text_20_body">La première instruction a créé, en tant que style automatique (nous n'avons pas besoin qu'il soit visible pour l'utilisateur final), un style d'image par défaut. Il est en effet préférable (même si ce n'est pas strictement obligatoire) que chaque image ait un style. La méthode <text:span text:style-name="Code">createImageStyle()</text:span> produit, par défaut, un style d'image qui convient dans la plupart des cas (mais elle est bien sûr paramétrable). La seconde instruction est plus intéressante. Son premier argument est le nom (identifiant, donc unique pour le document) qui sera donné à l'image. Vient ensuite un paramètre <text:span text:style-name="Code">description</text:span>, optionnel, qui permet d'associer un commentaire à l'image. Le paramètre <text:span text:style-name="Code">import</text:span> indique le chemin d'accès au fichier qui est censé contenir une image dans un format supporté par le logiciel bureautique qui affichera le document ; attention, ce fichier n'est pas chargé immédiatement, il ne l'est que quand les changements sont physiquement enregistrés par une instruction <text:span text:style-name="Code">save()</text:span>. L'option <text:span text:style-name="Code">page</text:span> va forcer l'attachement de l'image à la page 2 (disons tout de suite que, si le document n'a qu'une page, l'image ne sera pas affichée). Le paramètre <text:span text:style-name="Code">position</text:span> (obligatoire si on ne veut pas que l'image soit collée dans un coin) donne l'abscisse et l'ordonnée de l'image par rapport à la page. Quant à l'option <text:span text:style-name="Code">size</text:span>, il ne faut pas croire qu'elle est facultative et que, en son absence, l'image sera affichée à sa "taille d'origine". Même si la notion de "taille d'origine" existe dans certains logiciels bureautiques, elle n'est pas inscrite dans le fichier ODF et c'est au programme de la renseigner<text:note text:id="ftn22" text:note-class="footnote"><text:note-citation>22</text:note-citation><text:note-body>
      <text:p text:style-name="Footnote">On peut utiliser le module Perl <text:span text:style-name="T4">Image::Size</text:span> pour rechercher la taille d'origine d'une image, mais OpenOffice::OODoc ne le fait pas automatiquement pour nous.</text:p></text:note-body></text:note>. Enfin, le paramètre style nous permet d'appliquer le style d'image précédemment défini.</text:p>
      <text:p text:style-name="Text_20_body">Les paramètres géométriques (position et taille) méritent une petite précision. Ce sont des chaînes de caractères et non pas des valeurs numériques. Ils contiennent à la fois les valeurs et les unités de mesures. Ici, on a utilisé des centimètres (<text:span text:style-name="Code">cm</text:span>), mais d'autres unités sont supportées ; il peut s'agir de millimètres (<text:span text:style-name="Code">mm</text:span>) ou d'unités anglo-saxonnes non métriques ; on peut aussi utiliser le point (<text:span text:style-name="Code">pt</text:span>). Par ailleurs, il n'est jamais trop tard pour ajuster ces paramètres, car d'autres méthodes permettent de déplacer ou de retailler facilement une image en place. Comme dans cette séquence qui déplace de 2cm à droite l'image que nous venons d'insérer et divise sa taille par 2 :</text:p>
      <text:p text:style-name="P13">$doc-&gt;imagePosition("Ailleurs", "5cm, 4.5cm");</text:p>
      <text:p text:style-name="Code">$doc-&gt;imageSize("Ailleurs", "4cm, 3cm");</text:p>
      <text:p text:style-name="Text_20_body">À partir de cet exemple, on peut développer de nombreuses variantes.</text:p>
      <text:p text:style-name="Text_20_body">D'abord, le chemin d'accès au fichier peut être introduit par une option <text:span text:style-name="Code">link</text:span> au lieu d'une option <text:span text:style-name="Code">import</text:span>. Dans ce cas, le résultat apparent sera le même, mais aucun fichier ne sera importé. Il faudra, bien sûr, que l'image liée soit accessible par le logiciel qui affichera le document. En pratique, cette option <text:span text:style-name="Code">link</text:span> pourra être utilisée pour lier des images distantes (<text:span text:style-name="T4">http://...</text:span>) aussi bien que des images locales. Dès lors qu'il n'y a pas d'importation physique, <text:span text:style-name="Code">createImageElement()</text:span> accepte sans contrôle n'importe quel URL, à charge pour le programmeur de spécifier des cibles qui seront effectivement joignables en temps voulu par le logiciel de présentation.</text:p>
      <text:p text:style-name="Text_20_body">Si, au lieu d'attacher l'image à une position fixe dans une page donnée, on veut la lier à la position d'un élément quelconque, il suffit de remplacer l'option <text:span text:style-name="Code">page</text:span> par une option <text:span text:style-name="Code">attachment</text:span> qui, elle, pointe sur la référence de l'élément d'ancrage. Il peut s'agit d'un paragraphe, d'une cellule, ou de tout autre chose. Attention, il faut dans ce cas repenser les coordonnées (paramètre <text:span text:style-name="Code">position</text:span>), car elles leur origine est alors celle du point d'attachement et non plus un coin de page. Ce paramètre peut être omis si on veut simplement placer l'image à la position du point d'attachement.</text:p>
      <text:p text:style-name="Text_20_body">Une image déjà présente dans un document se recherche (de préférence) à peu près dans les mêmes conditions qu'un tableau, à l'aide d'une méthode <text:span text:style-name="Code">getImageElement()</text:span>. L'élément retourné par cette méthode peut faire l'objet des opérations de base communes à tous les éléments (copie, suppression, etc).</text:p>
      <text:p text:style-name="Text_20_body">Lorsque (comme c'est le cas avec OpenOffice.org) les images importées sont stockées en tant que membres indépendants dans l'archive ODF (et non pas imbriquées dans le contenu), il est très facile de les exporter. Ainsi, la méthode <text:span text:style-name="Code">exportImage()</text:span> permet directement d'extraire une image désignée par son nom logique dans le document à destination d'un fichier externe.</text:p>
      <text:p text:style-name="Code">$doc-&gt;exportImage("Ailleurs", "/home/jmg/images/alien-night.jpg");</text:p>
      <text:p text:style-name="Text_20_body">Et, pour exporter d'un coup toutes les images d'un document, on dispose d'une méthode <text:span text:style-name="Code">exportImages()</text:span>.</text:p>
      <text:p text:style-name="Text_20_body">Quant aux caractéristiques de présentation des images (autres que la taille et la position) elles sont contrôlées par des styles.</text:p>
      <text:h text:style-name="Heading_20_1" text:outline-level="1">Opérations simples sur les styles</text:h>
      <text:p text:style-name="Text_20_body">Nous avons évoqué au début de cet article la distinction entre styles automatiques et styles nommés. Cette distinction est déterminante pour savoir où un style est stocké (<text:span text:style-name="T4">content.xml</text:span> ou <text:span text:style-name="T4">styles.xml</text:span>) mais, à ce détail près, elle n'est pas fondamentale. Il existe d'autres distinctions qui, elles, déterminent la structure de données (c'est-à-dire la structure XML) qui décrit chaque style. C'est un sujet vaste et foisonnant, aussi on se limitera dans cet article à la présentation générale des styles de textes et des styles d'images. On laissera volontairement de côté d'autres styles tout aussi importants, mais qui nous entraîneraient dans de trop longs développements, comme par exemple les styles de pages.</text:p>
      <text:p text:style-name="Text_20_body">La première difficulté, pour le programmeur, vient du grand nombre d'attributs de présentation pouvant intervenir dans un document bureautique simple. Seule la spécification ODF de l'OASIS peut prétendre en donner la liste complète<text:note text:id="ftn23" text:note-class="footnote"><text:note-citation>23</text:note-citation><text:note-body>
      <text:p text:style-name="Footnote">Le manuel de référence du module OpenOffice::OODoc, en particulier, ne décrit pas ces attributs, sauf quelques uns <text:s/>à travers des exemples.</text:p></text:note-body></text:note>. Fort heureusement, une application "ordinaire" n'en utilise qu'une petite partie.</text:p>
      <text:h text:style-name="Heading_20_2" text:outline-level="2">Styles de paragraphes</text:h>
      <text:p text:style-name="Text_20_body">Notre premier exemple va consister à créer un style de texte nommé, disons le style "EnCouleurs", qui sera défini comme un style de paragraphe, et qui aura pour effet de colorer le texte en bleu sur fond jaune, et de forcer à 14 points la taille des caractères. Ce style utilisera des attributs du domaine <text:span text:style-name="T4">FO</text:span><text:note text:id="ftn24" text:note-class="footnote"><text:note-citation>24</text:note-citation><text:note-body>
      <text:p text:style-name="Footnote"><text:span text:style-name="T4">Form Objects</text:span>, l'un des dialectes de présentation standardisés par ailleurs et intégré dans le vocabulaire OpenDocument.</text:p></text:note-body></text:note>, dont le nom commence par "<text:span text:style-name="Code">fo:</text:span>". En tant que style nommé (donc défini dans <text:span text:style-name="T4">styles.xml</text:span>), il devrait être ensuite visible sous OpenOffice.org ou autre traitement de textes ODF dans la liste des styles disponibles pour l'utilisateur final. Mais dans notre exemple, nous allons l'affecter immédiatement, par programme, à un nouveau paragraphe créé dans le contenu du document (<text:span text:style-name="T4">content.xml</text:span>), ce qui va nous amener à créer deux connecteurs sur le même fichier.</text:p>
      <text:p text:style-name="P13">my $ar = ooFile("essai.odt");</text:p>
      <text:p text:style-name="P14">my $styles = ooDocument(archive =&gt; $ar, member =&gt; "styles");</text:p>
      <text:p text:style-name="P14">my $contenu = ooDocument(archive =&gt; $ar, member =&gt; "content");</text:p>
      <text:p text:style-name="P14">$style-&gt;createStyle</text:p>
      <text:p text:style-name="P14"><text:tab/>(</text:p>
      <text:p text:style-name="P14"><text:tab/>"EnCouleurs",</text:p>
      <text:p text:style-name="P14"><text:tab/>parent<text:tab/>=&gt; "Standard",</text:p>
      <text:p text:style-name="P14"><text:tab/>family<text:tab/>=&gt; "paragraph",</text:p>
      <text:p text:style-name="P14"><text:tab/>properties<text:tab/>=&gt;</text:p>
      <text:p text:style-name="P14"><text:tab/><text:tab/>{</text:p>
      <text:p text:style-name="P14"><text:tab/><text:tab/>-area<text:tab/><text:tab/><text:tab/>=&gt; "text",</text:p>
      <text:p text:style-name="P14"><text:tab/><text:tab/>"fo:background-color"<text:tab/>=&gt; odfColor("yellow"),</text:p>
      <text:p text:style-name="P14"><text:tab/><text:tab/>"fo:color"<text:tab/><text:tab/>=&gt; odfColor("blue")</text:p>
      <text:p text:style-name="P14"><text:tab/><text:tab/>}</text:p>
      <text:p text:style-name="P14"><text:tab/>);</text:p>
      <text:p text:style-name="P14">my $para = $contenu-&gt;appendParagraph</text:p>
      <text:p text:style-name="P14"><text:tab/><text:tab/>(</text:p>
      <text:p text:style-name="P14"><text:tab/><text:tab/>text<text:tab/>=&gt; "Le texte du nouveau paragraphe",</text:p>
      <text:p text:style-name="P14"><text:tab/><text:tab/>style<text:tab/>=&gt; "EnCouleurs"</text:p>
      <text:p text:style-name="P14"><text:tab/><text:tab/>);</text:p>
      <text:p text:style-name="Code">$ar-&gt;save;</text:p>
      <text:p text:style-name="Text_20_body">La méthode <text:span text:style-name="Code">createStyle()</text:span> exige toujours d'abord un nom (unique pour une famille de styles). On peut aussi lui passer une option <text:span text:style-name="Code">parent</text:span> qui permet d'hériter les propriétés d'un style existant (ici on s'appuie sur le style <text:span text:style-name="T4">Standard</text:span>. Tous les styles nommés ont le privilège de pouvoir servir de base à la définition d'autres styles, de sorte que le style créé ici pourrait ensuite être lui-même mentionné via l'option <text:span text:style-name="Code">parent</text:span> dans la définition d'une autre style. La famille (<text:span text:style-name="Code">family</text:span>) est un paramètre important qui détermine à quels types d'objets un style est applicable ; un style de la famille <text:span text:style-name="Code">paragraph</text:span> comme celui-ci est utilisable notamment pour les paragraphes et pour les titres. Viennent ensuite les propriétés au sens strict ; on y accède par le hachage <text:span text:style-name="Code">properties</text:span>.</text:p>
      <text:p text:style-name="Text_20_body">Dans un style de paragraphe, il existe deux zones de propriétés (appelées <text:span text:style-name="T4">areas</text:span>), à savoir les propriétés "<text:span text:style-name="Code">paragraph</text:span>" portant sur l'enveloppe externe du paragraphe (retraits et espacements, marges, alignement, etc) et les propriétés "<text:span text:style-name="Code">text</text:span>" qui s'appliquent aux caractères contenus. L'option "<text:span text:style-name="Code">-area</text:span>" qui figure ici dans la liste n'est pas vraiment une <text:span text:style-name="T4">property </text:span>; c'est un drapeau qui signifie que les properties s'appliquent à la zone "<text:span text:style-name="Code">text</text:span>". La méthode <text:span text:style-name="Code">createStyle()</text:span> ne permet pas d'accéder aux deux zones en une seule instruction. Mais ce n'est jamais bloquant : s'il fallait définir des propriétés "<text:span text:style-name="Code">text</text:span>" <text:span text:style-name="T4">et</text:span> des propriétés "<text:span text:style-name="Code">paragraph</text:span>", il suffirait d'utiliser <text:span text:style-name="Code">updateStyle()</text:span> ou <text:span text:style-name="Code">styleProperties()</text:span> après <text:span text:style-name="Code">createStyle()</text:span> pour terminer le travail. Par exemple, si nous voulons que le paragraphe soit centré et (compliquons un peu) muni d'une bordure noire continue de 0,5mm, nous pourrions revenir sur lui comme ceci :</text:p>
      <text:p text:style-name="P18">$styles-&gt;styleProperties</text:p>
      <text:p text:style-name="P19"><text:tab/>(</text:p>
      <text:p text:style-name="P19"><text:tab/>"EnCouleurs",</text:p>
      <text:p text:style-name="P19"><text:tab/>-area<text:tab/><text:tab/><text:tab/>=&gt; "paragraph",</text:p>
      <text:p text:style-name="P19"><text:tab/>"fo:text-align"<text:tab/>=&gt; "center",</text:p>
      <text:p text:style-name="P19"><text:tab/>"fo:border"<text:tab/><text:tab/>=&gt; "0.5mm solid #000000"</text:p>
      <text:p text:style-name="Code"><text:tab/>);</text:p>
      <text:p text:style-name="Text_20_body">On voit que la syntaxe des attributs FO est assez variée et pas nécessairement intuitive. Le dernier attribut utilisé ci-dessus, "<text:span text:style-name="Code">fo:border</text:span>", contient en une seule chaîne trois paramètres, soit l'épaisseur de la bordure, le style de trait (<text:span text:style-name="Code">solid</text:span>, c'est-à-dire continu) et le code hexadécimal RVB de la couleur (facile à retenir ici, puisque, pour le noir, tout est à zéro) précédé du caractère "<text:span text:style-name="Code">#</text:span>". À propos de couleurs, dans le précédent exemple, nous avons utilisé une fonction <text:span text:style-name="Code">odfColor()</text:span> avec des noms de couleurs significatifs. En fait, les paramètres de couleurs, dans le format ODF, doivent être fournis au format hexadécimal "#RRVVBB". <text:span text:style-name="Code">odfColor()</text:span> est une fonction utilitaire fournie dans OODoc et qui convertit des noms symboliques de couleurs dans le format attendu en utilisant une table de correspondance RVB au choix de l'utilisateur (déclarée une fois pour toute lors de l'installation du module ou sélectionnée au gré des applications). Cela peut être le fichier <text:span text:style-name="T4">rgb.txt</text:span> généralement présent dans les environnements <text:span text:style-name="T4">X-Window</text:span> ou apparentés (<text:span text:style-name="T4">XFree</text:span>, <text:span text:style-name="T4">Xorg</text:span>)<text:note text:id="ftn25" text:note-class="footnote"><text:note-citation>25</text:note-citation><text:note-body>
      <text:p text:style-name="Footnote">Dans une distribution Linux, ce fichier est généralement sous /usr/lib/X11, /usr/share/X11 ou /usr/X11R6/lib/X11. </text:p></text:note-body></text:note>.</text:p>
      <text:h text:style-name="Heading_20_2" text:outline-level="2">Styles de textes</text:h>
      <text:p text:style-name="Text_20_body">Un style de texte se distingue d'un style de paragraphe en ce sens qu'il peut être appliqué à une partie du contenu d'un paragraphe.</text:p>
      <text:p text:style-name="P9">Supposons un paragraphe dont le contenu est "J'écris cet article avec un logiciel compatible OpenDocument", et dont l'aspect est conforme à l'image ci-dessous.</text:p>
      <text:p text:style-name="Text_20_body"><draw:frame draw:style-name="fr1" draw:name="Image2" text:anchor-type="paragraph" svg:width="11.289cm" svg:height="0.787cm" draw:z-index="1"><draw:image xlink:href="Pictures/100000000000023F000000289CCF010A.jpg" xlink:type="simple" xlink:show="embed" xlink:actuate="onLoad"/>
    </draw:frame>Proposons-nous de mettre d'une part les mots "article" et "logiciel" en italiques grasses et d'autre part le mot "OpenDocument" en bleu sur fond jaune, sans rien changer au style du paragraphe. Nous allons d'abord, pour cela, définir deux styles que nous appellerons "ItaliqueGras" et "BleuSurJaune" :</text:p>
      <text:p text:style-name="P13">$styles-&gt;createStyle</text:p>
      <text:p text:style-name="P14"><text:tab/>(</text:p>
      <text:p text:style-name="P14"><text:tab/>"ItaliqueGras",</text:p>
      <text:p text:style-name="P14"><text:tab/>family<text:tab/>=&gt; "text",</text:p>
      <text:p text:style-name="P14"><text:tab/>properties<text:tab/>=&gt;</text:p>
      <text:p text:style-name="P14"><text:tab/><text:tab/>{</text:p>
      <text:p text:style-name="P14"><text:tab/><text:tab/>"fo:font-style"<text:tab/>=&gt; "italic",</text:p>
      <text:p text:style-name="P14"><text:tab/><text:tab/>"fo:font-weight"<text:tab/>=&gt; "bold"</text:p>
      <text:p text:style-name="P14"><text:tab/><text:tab/>}</text:p>
      <text:p text:style-name="P14"><text:tab/>);</text:p>
      <text:p text:style-name="P14">$styles-&gt;createStyle</text:p>
      <text:p text:style-name="P14"><text:tab/>(</text:p>
      <text:p text:style-name="P14"><text:tab/>"BleuSurJaune",</text:p>
      <text:p text:style-name="P14"><text:tab/>family<text:tab/>=&gt; "text",</text:p>
      <text:p text:style-name="P14"><text:tab/>properties<text:tab/>=&gt;</text:p>
      <text:p text:style-name="P14"><text:tab/><text:tab/>{</text:p>
      <text:p text:style-name="P14"><text:tab/><text:tab/>"fo:color"<text:tab/><text:tab/>=&gt; odfColor("blue"),</text:p>
      <text:p text:style-name="P14"><text:tab/><text:tab/>"fo:background-color"<text:tab/>=&gt; odfColor("yellow")</text:p>
      <text:p text:style-name="P14"><text:tab/><text:tab/>}</text:p>
      <text:p text:style-name="Code"><text:tab/>);</text:p>
      <text:p text:style-name="Text_20_body">Ici, nous avons un peu abrégé (l'indicateur <text:span text:style-name="Code">-area</text:span> a été omis, parce que l'area par défaut dans les styles de texte est la zone "<text:span text:style-name="Code">text</text:span>", et c'est la seule qui nous intéresse ; et nous n'invoquons pas de <text:span text:style-name="Code">parent</text:span> parce que le <text:span text:style-name="Code">parent</text:span> par défaut est "<text:span text:style-name="T4">Standard</text:span>" et cela nous convient).</text:p>
      <text:p text:style-name="Text_20_body">Reste à savoir comment affecter ces styles, sachant que nous ne pouvons pas les attribuer au paragraphe. Revenons vers le contenu du document et supposons que <text:span text:style-name="Code">$para</text:span> est la référence de notre paragraphe. Avec la méthode <text:span text:style-name="Code">setSpan()</text:span>, nous pouvons sélectionner une sous-chaîne dans un conteneur de texte et lui attribuer un style. Cette méthode demande 3 arguments : le conteneur (ici, le paragraphe), la chaîne à "styler" (les caractères jokers et autres expressions régulières sont admis), et enfin le nom du style de texte à appliquer.</text:p>
      <text:p text:style-name="P13">$contenu-&gt;setSpan($para, "article|logiciel", "ItaliqueGras");</text:p>
      <text:p text:style-name="Code">$contenu-&gt;setSpan($para, "OpenDocument", "BleuSurJaune");</text:p>
      <text:p text:style-name="P9">L'image ci-dessous donne une idée de ce que produirait cet exemple de code.</text:p>
      <text:p text:style-name="Text_20_body"><draw:frame draw:style-name="fr2" draw:name="Image1" text:anchor-type="paragraph" svg:x="3.311cm" svg:y="0.049cm" svg:width="11.192cm" svg:height="0.937cm" draw:z-index="0"><draw:image xlink:href="Pictures/100000000000024A00000031E058CC25.jpg" xlink:type="simple" xlink:show="embed" xlink:actuate="onLoad"/>
    </draw:frame>Détail important : <text:span text:style-name="Code">setSpan()</text:span> est une méthode répétitive, ce qui veut dire que, en un seul appel, elle applique le style donné à <text:span text:style-name="T4">toutes</text:span> les occurrences éventuelles de la chaîne recherchée. </text:p>
      <text:h text:style-name="Heading_20_2" text:outline-level="2">Styles d'images</text:h>
      <text:p text:style-name="Text_20_body">On a déjà entrevu <text:span text:style-name="Code">createImageStyle()</text:span> dans le cadre de la création d'une image. Cette méthode est essentiellement destinée à abréger les efforts d'un développeur qui n'a besoin que d'un style passe-partout, acceptable dans la plupart des cas. Pour contrôler plus finement la présentation d'une image, on peut utiliser la méthode générale <text:span text:style-name="Code">createStyle()</text:span>, assortie bien entendu de paramètres très différents de ceux qui conviennent à un style de texte.</text:p>
      <text:p text:style-name="Text_20_body">Un style d'image est normalement défini dans la famille "<text:span text:style-name="Code">graphic</text:span>" et son style parent est "<text:span text:style-name="Code">Graphics</text:span>". Les attributs possibles (<text:span text:style-name="T6">properties</text:span>) sont assez nombreux et peuvent se répartir en plusieurs catégories.</text:p>
      <text:p text:style-name="Text_20_body">Il y a d'abord les attributs de position, qui indiquent comment doivent être appliquées les coordonnées des images portant ce style. Par exemple si l'attribut "<text:span text:style-name="Code">style:vertical-pos</text:span>" est égal à "<text:span text:style-name="Code">from-top</text:span>", alors la position verticale de l'image est comptée de haut en bas.</text:p>
      <text:p text:style-name="Text_20_body">On peut aussi utiliser des attributs applicables au cadre de présentation de l'image. Certains sont des attributs FO : ainsi, on retrouve un "<text:span text:style-name="Code">fo:background-color</text:span>" qui contrôle la couleur de fond à utiliser si l'image est transparente ou si elle n'occupe pas toute la surface du cadre, ou un "<text:span text:style-name="Code">fo:border</text:span>" qui permet de choisir le style, l'épaisseur et la couleur de la bordure, tandis que "<text:span text:style-name="Code">fo:clip</text:span>" permet de découper une zone de l'image. Un autre, "<text:span text:style-name="Code">style:shadow</text:span>", détermine un effet d'ombre autour du cadre.</text:p>
      <text:p text:style-name="Text_20_body">Enfin, on dispose de tout un attirail de propriétés de retouche photographique qui, sans modifier le contenu graphique stocké dans l'archive ODF, appliquent des filtres de présentation. Ces filtres agissent sur la luminosité (<text:span text:style-name="Code">draw:luminance</text:span>), la correction gamma (<text:span text:style-name="Code">draw:gamma</text:span>), le contraste (<text:span text:style-name="Code">draw:contrast</text:span>), l'opacité (<text:span text:style-name="Code">draw:image-opacity</text:span>), <text:s/>les couleurs (<text:span text:style-name="Code">draw:color-inversion</text:span>, <text:span text:style-name="Code">draw:red</text:span>, <text:span text:style-name="Code">draw:green</text:span>, <text:span text:style-name="Code">draw:blue</text:span>).</text:p>
      <text:p text:style-name="Text_20_body">Ces exemples sont loin d'être exhaustifs, et il faut se reporter à la spécification ODF pour une présentation complète. D'autre part, rien ne vaut l'examen direct du XML généré par un logiciel compatible pour découvrir, dans des documents concrets, comment ces attributs sont utilisés. Attention, les styles d'images sont souvent des styles automatiques à rechercher dans <text:span text:style-name="T4">content.xml</text:span>, et non dans <text:span text:style-name="T4">styles.xml</text:span>, sachant que l'utilisateur bureautique qui modifie interactivement la présentation d'une image passe rarement par la création d'un style d'image réutilisable.</text:p>
      <text:p text:style-name="Text_20_body">Nous terminerons cette section par un exemple de création effective d'un style d'image présentant les caractéristiques suivantes :</text:p>
      <text:list text:style-name="L4">
        <text:list-item>
          <text:p text:style-name="P20"><text:s/>les coordonnées seront relatives à la page et comptées de haut en bas et de gauche à droite ;</text:p>
        </text:list-item>
        <text:list-item>
          <text:p text:style-name="P20">l'image sera présentée avec 20% de transparence sur un arrière-plan bleu (RVB <text:span text:style-name="Code">#0000ff</text:span>) ;</text:p>
        </text:list-item>
        <text:list-item>
          <text:p text:style-name="P20">elle sera encadrée par une bordure invisible (de même couleur que l'arrière-plan), continue, d'un dixième de millimètre d'épaisseur, <text:s/>dont elle sera distante de 0,25cm, et portera une ombre grise (RVB <text:span text:style-name="Code">#808080</text:span>) de 2mm ;</text:p>
        </text:list-item>
        <text:list-item>
          <text:p text:style-name="P20">on retouchera les couleurs à raison de moins 5% sur le rouge et plus 2% sur le vert, on ajoutera 5% de contraste et autant de luminosité, avec une correction gamma de 1,1.</text:p>
        </text:list-item>
      </text:list>
      <text:p text:style-name="P18">$doc-&gt;createStyle<text:line-break/><text:tab/><text:tab/>(<text:line-break/><text:tab/><text:tab/>"Retouches",<text:line-break/><text:tab/><text:tab/>family<text:tab/><text:tab/>=&gt; "graphic",<text:line-break/><text:tab/><text:tab/>parent<text:tab/><text:tab/>=&gt; "Graphics",<text:line-break/><text:tab/><text:tab/>properties<text:tab/>=&gt;<text:line-break/><text:tab/><text:tab/><text:tab/>{<text:line-break/><text:tab/><text:tab/><text:tab/>'style:vertical-pos'<text:tab/>=&gt; 'from-top',<text:line-break/><text:tab/><text:tab/><text:tab/>'style:horizontal-pos'<text:tab/>=&gt; 'from-left',<text:line-break/><text:tab/><text:tab/><text:tab/>'style:vertical-rel'<text:tab/>=&gt; 'page',<text:line-break/><text:tab/><text:tab/><text:tab/>'style:horizontal-rel'<text:tab/>=&gt; 'page',</text:p>
      <text:p text:style-name="P19"><text:tab/><text:tab/><text:tab/>'fo:background-color'<text:tab/>=&gt; '#0000ff',</text:p>
      <text:p text:style-name="P19"><text:tab/><text:tab/><text:tab/>'fo:padding'<text:tab/><text:tab/>=&gt; '2.5mm',</text:p>
      <text:p text:style-name="P19"><text:tab/><text:tab/><text:tab/>'fo:border'<text:tab/><text:tab/>=&gt; '0.1mm solid #0000ff',</text:p>
      <text:p text:style-name="P19"><text:tab/><text:tab/><text:tab/>'style:shadow'<text:tab/><text:tab/>=&gt; '#808080 2mm 2mm',<text:line-break/><text:tab/><text:tab/><text:tab/>'draw:luminance'<text:tab/>=&gt; '5%',<text:line-break/><text:tab/><text:tab/><text:tab/>'draw:contrast'<text:tab/>=&gt; '5%',<text:line-break/><text:tab/><text:tab/><text:tab/>'draw:gamma'<text:tab/><text:tab/>=&gt; '1.1',<text:line-break/><text:tab/><text:tab/><text:tab/>'draw:image-opacity'<text:tab/>=&gt; '80%',<text:line-break/><text:tab/><text:tab/><text:tab/>'draw:red'<text:tab/><text:tab/>=&gt; '-5%',<text:line-break/><text:tab/><text:tab/><text:tab/>'draw:green'<text:tab/><text:tab/>=&gt; '2%',<text:line-break/><text:tab/><text:tab/><text:tab/>'draw:blue'<text:tab/><text:tab/>=&gt; '0%'<text:line-break/><text:tab/><text:tab/><text:tab/>}<text:line-break/><text:tab/><text:tab/>);</text:p>
      <text:p text:style-name="Text_20_body">En reprenant cet exemple comme un modèle, et en jouant sur les valeurs affectées aux différentes propriétés, on peut déjà couvrir la plus grande partie des besoins.</text:p>
      <text:p text:style-name="Text_20_body">On peut donc utiliser OpenOffice::OODoc pour régler assez finement l'illustration de documents tels que des catalogues commerciaux, des trombinoscopes, des manuels techniques ou des albums de famille. Cela dit, restons raisonnable : OpenDocument n'est pas fait pour jouer dans la même cour que <text:span text:style-name="T4">The Gimp</text:span> et <text:span text:style-name="T4">ImageMagick</text:span>...</text:p>
      <text:h text:style-name="Heading_20_1" text:outline-level="1">Intégration de documents</text:h>
      <text:p text:style-name="Text_20_body">Dans cette dernière section, nous allons indiquer quelques possibilités de combinaison de documents, en commençant pas la mise en oeuvre de la notion de "document-maître" résultant de l'intégration de plusieurs documents, pour évoquer ensuite l'usage d'un document comme d'une base de données de styles ou d'éléments de contenu destinés à être réutilisés.</text:p>
      <text:h text:style-name="Heading_20_2" text:outline-level="2">Sections et documents liés</text:h>
      <text:p text:style-name="Text_20_body">Une section est un conteneur de haut niveau auquel il est possible d'attacher toute espèce de contenu ; tout contenu qui peut être directement rattaché à la racine du document peut aussi bien être rattaché à une section.</text:p>
      <text:p text:style-name="Text_20_body">La méthode <text:span text:style-name="Code">getSection()</text:span> permet de sélectionner une section d'après son nom (qui est unique pour le document). L'objet qu'elle retourne peut ensuite être utilisé soit pour rechercher quelque chose, soit pour ajouter quelque chose dans la section.</text:p>
      <text:p text:style-name="P13">$section = $doc-&gt;getSection("Annexes");</text:p>
      <text:p text:style-name="P14">$doc-&gt;currentContext($section);</text:p>
      <text:p text:style-name="Code">$para = $doc-&gt;getParagraph(2);</text:p>
      <text:p text:style-name="Text_20_body">Le code ci-dessus récupère la référence d'une section "Annexes" et, via une méthode <text:span text:style-name="Code">currentContext()</text:span>, réduit le contexte de recherche dans le document à cette section, de sorte que l'appel de <text:span text:style-name="Code">getParagraph()</text:span> qui vient ensuite va rechercher le paragraphe 2 (c'est-à-dire le 3ème paragraphe) dans la section "Annexes". Cette méthode <text:span text:style-name="Code">currentContext()</text:span>, que nous n'avions pas encore présentée, peut en fait être appliquée à toutes sortes de conteneurs (tableaux, boîtes de textes, listes, pages de présentation, etc). De plus, dans le cas de <text:span text:style-name="Code">getParagraph()</text:span>, on aurait pu écrire :</text:p>
      <text:p text:style-name="Code">$para = $doc-&gt;getParagraph(2, $section);</text:p>
      <text:p text:style-name="Text_20_body">car, comme beaucoup d'autres, cette méthode accepte un contexte de recherche en argument optionnel. Mais <text:span text:style-name="Code">currentContext()</text:span> permet de fixer un contexte jusqu'à nouvel ordre. Attention, il faut penser à exécuter un r<text:span text:style-name="Code">esetCurrentContext()</text:span> pour rétablir le contexte par défaut (qui correspond à l'ensemble du document).</text:p>
      <text:p text:style-name="Text_20_body">Pour créer un élément dans une section, on utilise les mêmes méthodes que pour le créer dans le corps principal du document. Avec les méthodes <text:span text:style-name="Code">insertXxx()</text:span>, comme <text:span text:style-name="Code">insertParagraph()</text:span>, <text:span text:style-name="Code">insertHeading()</text:span> ou <text:span text:style-name="Code">insertTable()</text:span>, on n'a même pas à le savoir, puisque chacune d'elles crée le nouvel élément immédiatement avant ou après un élément de référence donné, donc le cas échéant dans la même section. Avec les méthodes <text:span text:style-name="Code">appendXxx()</text:span>, il faut en revanche préciser une option <text:span text:style-name="Code">attachment</text:span> pointant sur la section cible :</text:p>
      <text:p text:style-name="P13">$doc-&gt;appendParagraph</text:p>
      <text:p text:style-name="P14"><text:tab/>(</text:p>
      <text:p text:style-name="P14"><text:tab/>text<text:tab/><text:tab/>=&gt; "Suite de la section",</text:p>
      <text:p text:style-name="P14"><text:tab/>style<text:tab/><text:tab/>=&gt; "Standard",</text:p>
      <text:p text:style-name="P14"><text:tab/>attachment<text:tab/>=&gt; $section</text:p>
      <text:p text:style-name="Code"><text:tab/>);</text:p>
      <text:p text:style-name="Text_20_body">Notons bien que l'attachement peut porter sur autre chose qu'une section. On peut par exemple attacher un nouveau paragraphe (ou autre chose) à une cellule de tableau.</text:p>
      <text:p text:style-name="Text_20_body">Les méthodes <text:span text:style-name="Code">appendSection()</text:span> et <text:span text:style-name="Code">insertSection()</text:span> créent et installent de nouvelles sections. Pour créer une section, il faut au minimum lui donner un nom unique, et optionnellement lui attribuer un style (mais nous n'abordons pas ici la question des styles de sections).</text:p>
      <text:p text:style-name="Text_20_body">On peut faire migrer vers une section une liste d'éléments préalablement sélectionnés. L'exemple suivant (qui n'est qu'un cas d'école) extrait pêle-mêle tous les conteneurs dont le texte contient le mot "document" et les transfère vers une section créée à cet effet :</text:p>
      <text:p text:style-name="P13">@liste = $doc-&gt;selectElementsByContent("document");</text:p>
      <text:p text:style-name="P14">$section = $doc-&gt;appendSection("Fourre-tout");</text:p>
      <text:p text:style-name="Code">$doc-&gt;moveElementsToSection($section, @liste);</text:p>
      <text:p text:style-name="Text_20_body">Dans un texte déjà structuré par des titres, la méthode <text:span text:style-name="Code">getChapterContent()</text:span>, capable d'extraire tous les éléments subordonnés à un titre de chapitre donné, est assez commode quand on veut transformer un chapitre en section. Dans l'exemple qui suit, on sélectionne le 3<text:span text:style-name="T5">ème</text:span> titre de niveau 1, on extrait son texte, on utilise ledit texte comme nom d'une nouvelle section qu'on insère juste avant la position du titre, puis on sélectionne la liste des éléments qui dépendent de ce titre, et enfin on transfère cette liste d'éléments, précédée de l'élément titre lui-même, à l'intérieur de la section.</text:p>
      <text:p text:style-name="P13">$element_titre = $doc-&gt;getHeading(2, level =&gt; 1);</text:p>
      <text:p text:style-name="P14">$texte_titre = $doc-&gt;getText($element_titre);</text:p>
      <text:p text:style-name="P14">$section = $doc-&gt;insertSection</text:p>
      <text:p text:style-name="P14"><text:tab/>($element_titre, $texte_titre, position =&gt; "before"); <text:s/></text:p>
      <text:p text:style-name="P14">@liste = $doc-&gt;getChapterContent($element_titre);</text:p>
      <text:p text:style-name="Code">$doc-&gt;moveElementsToSection($section, $element_titre, @liste);</text:p>
      <text:p text:style-name="Text_20_body">Si on souhaite interdire à l'utilisateur final de modifier le contenu d'une section, il suffit d'appeler la méthode <text:span text:style-name="Code">lockSection()</text:span>, optionnellement assortie d'une clé de protection s'il est nécessaire, en plus, d'interdire le déverrouillage :</text:p>
      <text:p text:style-name="Code">$doc-&gt;lockSection("Nom de section", "gzwbxzn");</text:p>
      <text:p text:style-name="Text_20_body">D'un autre côté, la méthode <text:span text:style-name="Code">unlockSection()</text:span> déverrouille d'autorité n'importe quelle section, qu'elle soit protégée ou non par un mot de passe, et quelle que soit l'application par laquelle elle a été verrouillée :</text:p>
      <text:p text:style-name="Code">$doc-&gt;unlockSection("Nom de section");</text:p>
      <text:p text:style-name="Text_20_body">Il existe d'ailleurs une méthode <text:span text:style-name="Code">unlockSections()</text:span>, sans argument, qui déverrouille toutes les sections protégées. Ces méthodes sont utiles pour débloquer des sections protégées dont on a perdu les mots de passe<text:note text:id="ftn26" text:note-class="footnote"><text:note-citation>26</text:note-citation><text:note-body>
      <text:p text:style-name="Footnote">Précisons, pour éviter tout malentendu, qu'OpenOffice::OODoc ne fournit ni n'utilise aucune technique cryptographique. Le verrouillage des sections est de même nature que celui des cellules dans une feuille de calcul. Il s'agit d'une d'aide à la bonne gestion des documents, facile à neutraliser en agissant directement sur le fichier, et non pas d'un mécanisme de sécurité. En revanche, la protection globale d'un document par mot de passe sous OpenOffice.org provoque un véritable cryptage du document et, dans ce cas, OpenOffice::OODoc ne peut accéder ni au contenu ni même aux styles.</text:p></text:note-body></text:note>.</text:p>
      <text:p text:style-name="Text_20_body">Les sections ne sont pas seulement destinées à modulariser un document monolithique. Elles servent également de support à l'intégration de documents multiples sous le contrôle d'un document maître. Utilisée dans ce dernier mode, une section ne possède aucun contenu direct, mais sert simplement de support à une référence qui pointe sur un document externe. Comme les images liées qui ont été évoquées dans cet article, les documents liés doivent être désignés par des chemins d'accès ou des URL correspondant à des protocoles qui seront supportés par le logiciel d'édition. On peut noter que les documents liés ne sont pas obligatoirement eux-mêmes au format OpenDocument ; en pratique ils peuvent être dans tout format supporté par le logiciel d'édition. À titre d'exemple, la séquence suivante crée un document de classe <text:span text:style-name="T4">text</text:span>, y place un premier paragraphe puis, par l'intermédiaire de deux sections, lui attache deux documents, dont un document ODT local et un document <text:span text:style-name="T4">Microsoft Word</text:span> distant, et termine par un dernier paragaphe.</text:p>
      <text:p text:style-name="P13">$doc = ooDocument</text:p>
      <text:p text:style-name="P14"><text:tab/>(</text:p>
      <text:p text:style-name="P14"><text:tab/>file<text:tab/><text:tab/>=&gt; "maitre.odt",</text:p>
      <text:p text:style-name="P14"><text:tab/>member<text:tab/><text:tab/>=&gt; "content",</text:p>
      <text:p text:style-name="P14"><text:tab/>create<text:tab/><text:tab/>=&gt; "text"</text:p>
      <text:p text:style-name="P14"><text:tab/>);</text:p>
      <text:p text:style-name="P14">$doc-&gt;appendParagraph</text:p>
      <text:p text:style-name="P14"><text:tab/>(</text:p>
      <text:p text:style-name="P14"><text:tab/>text<text:tab/><text:tab/>=&gt; "Ceci est une introduction",</text:p>
      <text:p text:style-name="P14"><text:tab/>style<text:tab/><text:tab/>=&gt; "Standard"</text:p>
      <text:p text:style-name="P14"><text:tab/>);</text:p>
      <text:p text:style-name="P14">$doc-&gt;appendSection</text:p>
      <text:p text:style-name="P14"><text:tab/>("Annexe I", <text:s/>link =&gt; "/home/jmg/documents/a1.odt");</text:p>
      <text:p text:style-name="P14">$doc-&gt;appendSection</text:p>
      <text:p text:style-name="P14"><text:tab/>("Annexe II", link =&gt; "http://labas.auloin.net/a2.doc");</text:p>
      <text:p text:style-name="P14">$doc-&gt;appendParagraph</text:p>
      <text:p text:style-name="P14"><text:tab/>(</text:p>
      <text:p text:style-name="P14"><text:tab/>text<text:tab/><text:tab/>=&gt; "Ceci est la conclusion",</text:p>
      <text:p text:style-name="P14"><text:tab/>style<text:tab/><text:tab/>=&gt; "Standard"</text:p>
      <text:p text:style-name="P14"><text:tab/>);</text:p>
      <text:p text:style-name="Code">$doc-&gt;save;</text:p>
      <text:p text:style-name="Text_20_body">Cet assemblage est très simpliste. Une application plus réaliste, au lieu de partir d'un document vide, utiliserait un modèle de document avec une table des matières et une collection de styles bien étudiée.</text:p>
      <text:h text:style-name="Heading_20_2" text:outline-level="2">Documents-réservoirs</text:h>
      <text:p text:style-name="Text_20_body">Avec une interface de programmation telle qu'OpenOffice::OODoc, on peut créer et gérer des documents qui ne sont même pas destinés à être vus par des utilisateurs. Il est en effet très facile de construire et d'exploiter des archives compressées, formellement compatibles OpenDocument, mais dont le seul rôle est de stocker des définitions de contenu ou de style en vue de les utiliser pour la génération automatique de documents.</text:p>
      <text:p text:style-name="Text_20_body">En matière de contenu, on peut citer notamment des blocs de textes correspondant à des formules obligatoires ou routinières (mentions légales, formules de politesse, articles types). Ces blocs de texte peuvent d'ailleurs contenir des champs variables ou encore des balises convenues qui seront automatiquement remplacées, au moment de la génération de chaque document et via une méthode comme <text:span text:style-name="Code">selectElementByContent()</text:span> ou <text:span text:style-name="Code">substituteText()</text:span>, <text:s/>par des données de l'application. On peut aussi mutualiser et réutiliser des illustrations, représentées par des éléments images. Autre possibilité intéressante, la mise à disposition de collections de pages de présentations, permettant de construire par programme, en quelques secondes, un support de présentation qui contiendra un sous-ensemble de cette collection sélectionné selon un ou plusieurs critères.</text:p>
      <text:p text:style-name="Text_20_body">La copie d'un élément quelconque de contenu d'un document à un autre est très simple. Prenons comme exemple le cas d'un document, disons un courrier commercial, dans lequel nous voulons injecter deux paragraphes tirés d'un document-dictionnaire. Le premier est une introduction, à placer immédiatement après un paragraphe commençant par "Cher Client". Le second est une formule de politesse, à placer à la fin du corps de lettre. Nous supposons <text:s/>ici que le programme a déjà créé un connecteur <text:span text:style-name="Code">$lettre</text:span> correspondant au contenu de la lettre à composer, et un autre connecteur <text:span text:style-name="Code">$dico</text:span> correspondant au document-dictionnaire. Nous allons profiter de cet exemple pour introduire <text:span text:style-name="Code">selectElementByBookmark()</text:span> qui permet de capturer n'importe quel élément d'après un repère de texte (placé à l'aide du logiciel bureautique ou par un programme ayant utilisé <text:span text:style-name="Code">setBookmark()</text:span>, une autre méthode d'OpenOffice::OODoc). Plutôt que de sélectionner les paragraphes du dictionnaire avec <text:span text:style-name="Code">getParagraph() </text:span>d'après des numéros non significatifs, il est plus intelligent de se servir de repères de textes dont les noms ont bien sûr été choisis à bon escient. Au passage, nous verrons aussi une méthode <text:span text:style-name="Code">appendBodyElement()</text:span> qui permet d'ajouter un élément quelconque à la fin d'un corps de document.</text:p>
      <text:p text:style-name="P13">$repere = $lettre-&gt;selectElementByContent("^Cher Client");</text:p>
      <text:p text:style-name="P14">$intro = $dico-&gt;selectElementByBookmark("Intro lettre commerciale");</text:p>
      <text:p text:style-name="P14">$lettre-&gt;insertElement($repere, $intro-&gt;copy, position =&gt; "after");</text:p>
      <text:p text:style-name="P14">$fin = $dico-&gt;selectElementByBookmark("Formule fin lettre commerciale");</text:p>
      <text:p text:style-name="Code">$lettre-&gt;appendBodyElement($fin-&gt;copy);</text:p>
      <text:p text:style-name="Text_20_body">On a remarqué l'invocation systématique de la méthode <text:span text:style-name="Code">copy</text:span> sur les éléments extraits du dictionnaire. Il s'agit d'une méthode d'élément (et non d'une méthode de document) ; elle provient directement de XML::Twig. Son utilisation ici fait que ce sont des <text:span text:style-name="T4">répliques</text:span> des éléments extraits qui sont insérées dans le document cible. Rien n'interdit d'insérer les références originales elles-mêmes... à condition de savoir exactement ce qu'on fait en plaçant le même élément à plusieurs endroits, un sujet sur lequel nous ne pouvons pas nous étendre ici. </text:p>
      <text:p text:style-name="Text_20_body">Il est tout aussi facile de consigner dans une même archive un nombre illimité de styles de toutes natures (notamment des styles de paragraphes et de pages, les plus susceptibles d'être réutilisés), ainsi que des déclarations de polices de caractères. Cette solution, qui permet d'utiliser l'interface WYSISWYG d'un logiciel bureautique pour définir en quelques clics les styles les plus complexes, ce qui est certainement plus efficace que de développer et de maintenir des centaines d'instructions <text:span text:style-name="Code">createStyle()</text:span> assortie chacune de dizaines de paramètres dont la syntaxe n'est pas intuitive. La propagation d'un style d'un document à un autre est très facile. L'exemple ci-dessous montre comment on peut créer un style "Corps de lettre" en utilisant comme modèle un style du même nom tiré d'un autre document.</text:p>
      <text:p text:style-name="P13"># accès au dictionnaire de styles</text:p>
      <text:p text:style-name="P14">$librairie = ooDocument(file =&gt; "mes_styles.odt", member =&gt; "styles");</text:p>
      <text:p text:style-name="P14"># accès aux styles du document cible</text:p>
      <text:p text:style-name="P14">$lettre = ooDocument(file =&gt; "lettre.odt", member =&gt; "styles");</text:p>
      <text:p text:style-name="P14"># création du nouveau style d'après le modèle</text:p>
      <text:p text:style-name="P14">$lettre-&gt;createStyle</text:p>
      <text:p text:style-name="P14"><text:tab/>(</text:p>
      <text:p text:style-name="P14"><text:tab/>"Corps de lettre",</text:p>
      <text:p text:style-name="P14"><text:tab/>prototype<text:tab/>=&gt; "Corps de lettre",</text:p>
      <text:p text:style-name="P14"><text:tab/>source<text:tab/><text:tab/>=&gt; $librairie</text:p>
      <text:p text:style-name="Code"><text:tab/>);</text:p>
      <text:h text:style-name="Heading_20_1" text:outline-level="1">Conclusion</text:h>
      <text:p text:style-name="Text_20_body">Dans cet article, nous avons balisé des débuts de pistes, sans faire le tour complet des possibilités. Le premier objectif était de démontrer que, en creusant un peu le sujet, on peut aller très loin dans la mise en relation de documents bureautiques enfin standardisés avec des applications de production de toutes natures. Le second était de permettre au lecteur d'évaluer l'adéquation de Perl et plus particulièrement de l'interface OpenOffice::OODoc à ses propres besoins actuels et futurs en matière de traitements documentaires.</text:p>
      <text:p text:style-name="Text_20_body">Dans l'avenir, il est probable que cette interface évoluera, d'abord pour rester en phase avec les améliorations du standard, et ensuite pour prendre en considération de nouveaux besoins et/ou intégrer des contributions communautaires. De plus, on peut souhaiter voir apparaître d'autres interfaces, basées ou non sur OpenOffice::OODoc, spécialisées dans des domaines fonctionnels précis.</text:p>
      <text:p text:style-name="Text_20_body">Bien entendu, pour tout besoin d'assistance technique ou de formation concernant les applications du format OpenDocument ou plus particulièrement la mise en oeuvre du module OpenOffice::OODoc, n'hésitez pas à prendre contact avec</text:p>
      <text:p text:style-name="P21"><text:a xlink:type="simple" xlink:href="mailto:jmgdoc@cpan.org?subject=Assistance%20OpenDocument"><text:span text:style-name="T1">jmgdoc@cpan.org</text:span></text:a></text:p>
      <text:p text:style-name="Text_20_body"/>
      <text:p text:style-name="P22"/>
      <text:p text:style-name="P23">BIBLIOGRAPHIE</text:p>
      <text:p text:style-name="P24"/>
      <text:p text:style-name="Standard">Spécification du format OASIS OpenDocument 1.0 : </text:p>
      <text:p text:style-name="Standard"><text:tab/>http://www.oasis-open.org/committees/download.php/12572/OpenDocument-v1.0-os.pdf</text:p>
      <text:p text:style-name="Standard"/>
      <text:p text:style-name="Standard">Article <text:span text:style-name="T4">Wikipedia</text:span> OpenDocument :</text:p>
      <text:p text:style-name="Standard"><text:tab/>http://fr.wikipedia.org/wiki/OpenDocument</text:p>
      <text:p text:style-name="Standard"/>
      <text:p text:style-name="Standard">Forum OpenDocument de l'OASIS :</text:p>
      <text:p text:style-name="Standard"><text:tab/>http://opendocument.xml.org</text:p>
      <text:p text:style-name="Standard"/>
      <text:p text:style-name="Standard">Site <text:span text:style-name="T4">CPAN</text:span> du projet OpenOffice::OODoc :</text:p>
      <text:p text:style-name="P25"><text:tab/>http://search.cpan.org/dist/OpenOffice-OODoc</text:p>
      <text:p text:style-name="P25"/>
      <text:p text:style-name="P25">Forum de discussion d'OpenOffice::OODoc (en Anglais) :</text:p>
      <text:p text:style-name="P25"><text:tab/>http://www.cpanforum.com/dist/OpenOffice-OODoc</text:p>
      <text:p text:style-name="P25"/>
      <text:p text:style-name="P25">"Open Office Document Connector", <text:span text:style-name="T4">Dr.Dobb's Journal</text:span>, novembre 2005</text:p>
      <text:p text:style-name="P25"><text:tab/>http://www.ddj.com/dept/lightlang/184416230</text:p>
      <text:p text:style-name="P25"/>
      <text:p text:style-name="Standard"><text:span text:style-name="T7">"</text:span>The Perl OpenDocument Connector<text:span text:style-name="T7">", </text:span><text:span text:style-name="T8">The Perl Review</text:span><text:span text:style-name="T7">, Volume 3, Issue 1, <text:s/>décembre 2006</text:span></text:p>
      <text:p text:style-name="P25"><text:tab/>http://www.theperlreview.com</text:p>
      <text:p text:style-name="P25"/>
      <text:p text:style-name="P25">"OpenOffice::OODoc, Guide de prise en main",</text:p>
      <text:p text:style-name="P25"><text:tab/>http://jean.marie.gouarne.online.fr/doc/oodoc_guide.pdf</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Helvetica" svg:font-family="Helvetica" style:font-family-generic="swiss"/>
    <style:font-face style:name="DejaVu Sans Mono" svg:font-family="'DejaVu Sans Mono'" style:font-family-generic="modern" style:font-pitch="fixed"/>
    <style:font-face style:name="Lucida Sans Typewriter" svg:font-family="'Lucida Sans Typewriter'" style:font-adornments="Normal"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DejaVu Sans"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master-page-name="">
      <style:paragraph-properties fo:margin-left="0cm" fo:margin-right="0cm" fo:margin-top="0.199cm" fo:margin-bottom="0.199cm" fo:text-align="justify" style:justify-single-word="false" fo:orphans="2" fo:widows="2" fo:text-indent="0cm" style:auto-text-indent="false"/>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Andale Sans UI"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margin-top="1.02cm" fo:margin-bottom="0.21cm" fo:break-before="auto" fo:break-after="auto" fo:background-color="transparent" style:border-line-width-bottom="0.002cm 0.035cm 0.002cm" fo:padding="0cm" fo:border-left="none" fo:border-right="none" fo:border-top="none" fo:border-bottom="0.039cm double #eb613d" style:shadow="none">
        <style:background-image/>
      </style:paragraph-properties>
      <style:text-properties fo:color="#eb613d"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eb613d"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text-properties fo:color="#eb613d"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de" style:family="paragraph" style:parent-style-name="Standard" style:class="text" style:master-page-name="">
      <style:paragraph-properties fo:margin-left="0cm" fo:margin-right="0cm" fo:text-indent="0cm" style:auto-text-indent="false" fo:background-color="#ffff99" fo:padding-left="0.349cm" fo:padding-right="0.349cm" fo:padding-top="0.25cm" fo:padding-bottom="0.25cm" fo:border="0.002cm solid #ffff99" style:shadow="none" text:number-lines="true" text:line-number="1">
        <style:background-image/>
      </style:paragraph-properties>
      <style:text-properties style:font-name="Lucida Sans Typewriter"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Code" style:family="text">
      <style:text-properties style:font-name="Lucida Sans Typewriter" fo:font-size="8pt"/>
    </style:style>
    <style:style style:name="Graphics" style:family="graphic">
      <style:graphic-properties text:anchor-type="paragraph" svg:x="0cm" svg:y="0cm" style:wrap="none" style:vertical-pos="top" style:vertical-rel="paragraph" style:horizontal-pos="center" style:horizontal-rel="paragraph"/>
    </style:style>
    <style:style style:name="Sans_20_nom1" style:display-name="Sans nom1" style:family="graphic" style:parent-style-name="Graphics"/>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text-properties fo:font-size="8pt" style:font-size-asian="8pt" style:font-size-complex="8pt"/>
    </style:style>
    <style:style style:name="T1" style:family="text">
      <style:text-properties style:font-name="Nimbus Roman No9 L"/>
    </style:style>
    <style:page-layout style:name="pm1">
      <style:page-layout-properties fo:page-width="21.001cm" fo:page-height="29.7cm" style:num-format="1" style:print-orientation="portrait" fo:margin-top="1.799cm" fo:margin-bottom="1.799cm" fo:margin-left="1.6cm" fo:margin-right="1.6cm" style:shadow="none"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199cm" style:shadow="none" style:dynamic-spacing="false"/>
      </style:footer-style>
    </style:page-layout>
  </office:automatic-styles>
  <office:master-styles>
    <style:master-page style:name="Standard" style:page-layout-name="pm1">
      <style:footer>
        <text:p text:style-name="P1">Une interface Perl/OpenDocument<text:tab/><text:page-number text:select-page="current">5</text:page-number>/<text:page-count>25</text:page-count><text:tab/><text:span text:style-name="T1">©</text:span> Jean-Marie Gouarné, 200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
  </meta:generator>
    <dc:title>Perl OpenDocument Connector</dc:title>
    <dc:description>Présentation générale du module Perl OpenOffice::OODoc</dc:description>
    <dc:subject>Présentation de l'interface Perl/OpenDocument</dc:subject>
    <meta:initial-creator>Jean-Marie Gouarné</meta:initial-creator>
    <meta:creation-date>2006-10-16T19:01:41</meta:creation-date>
    <dc:creator>Jean-Marie Gouarné</dc:creator>
    <dc:date>2006-12-04T18:35:09</dc:date>
    <meta:keyword>OpenDocument</meta:keyword>
    <meta:keyword>Perl</meta:keyword>
    <meta:keyword>bureautique</meta:keyword>
    <meta:keyword>document</meta:keyword>
    <meta:keyword>OpenOffice</meta:keyword>
    <meta:keyword>XML</meta:keyword>
    <meta:keyword>OpenOffice::OODoc</meta:keyword>
    <dc:language>fr-FR</dc:language>
    <meta:editing-cycles>126</meta:editing-cycles>
    <meta:editing-duration>P1DT23H20M57S</meta:editing-duration>
    <meta:user-defined meta:name="Contact">jean-Marie Gouarné</meta:user-defined>
    <meta:user-defined meta:name="Diffusion">Restreinte</meta:user-defined>
    <meta:user-defined meta:name="Organisation">Le Bord du Bois</meta:user-defined>
    <meta:user-defined meta:name="Statut">Document de travail</meta:user-defined>
    <meta:document-statistic meta:table-count="0" meta:image-count="2" meta:object-count="0" meta:page-count="25" meta:paragraph-count="534" meta:word-count="14345" meta:character-count="94497"/>
  </office:meta>
</office:document-meta>
</file>